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erwsze_podejscie" table:style-name="ta1">
        <table:shapes>
          <draw:frame draw:z-index="0" draw:style-name="gr1" draw:text-style-name="P1" svg:width="453.51pt" svg:height="255.09pt" svg:x="66.84pt" svg:y="425.23pt">
            <loext:p draw:notify-on-update-of-ranges="Pierwsze_podejscie.D9:Pierwsze_podejscie.D23 Pierwsze_podejscie.D7:Pierwsze_podejscie.D7 Pierwsze_podejscie.E9:Pierwsze_podejscie.E23 Pierwsze_podejscie.D9:Pierwsze_podejscie.D23 Pierwsze_podejscie.G7:Pierwsze_podejscie.G7 Pierwsze_podejscie.G9:Pierwsze_podejscie.G23 Pierwsze_podejscie.D9:Pierwsze_podejscie.D26 Pierwsze_podejscie.I7:Pierwsze_podejscie.I7 Pierwsze_podejscie.I9:Pierwsze_podejscie.I26 Pierwsze_podejscie.D9:Pierwsze_podejscie.D33 Pierwsze_podejscie.K7:Pierwsze_podejscie.K7 Pierwsze_podejscie.K9:Pierwsze_podejscie.K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476.42pt">
            <loext:p draw:notify-on-update-of-ranges="Pierwsze_podejscie.N9:Pierwsze_podejscie.N22 Pierwsze_podejscie.O7:Pierwsze_podejscie.O7 Pierwsze_podejscie.O9:Pierwsze_podejscie.O22 Pierwsze_podejscie.N9:Pierwsze_podejscie.N22 Pierwsze_podejscie.Q7:Pierwsze_podejscie.Q7 Pierwsze_podejscie.Q9:Pierwsze_podejscie.Q22 Pierwsze_podejscie.N9:Pierwsze_podejscie.N24 Pierwsze_podejscie.S7:Pierwsze_podejscie.S7 Pierwsze_podejscie.S9:Pierwsze_podejscie.S24 Pierwsze_podejscie.N9:Pierwsze_podejscie.N30 Pierwsze_podejscie.U7:Pierwsze_podejscie.U7 Pierwsze_podejscie.U9:Pierwsze_podejscie.U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1">
            <text:p>L=20, cutof=1E-6, dT=0.05, niter=40, Nill, t=1</text:p>
          </table:table-cell>
          <table:covered-table-cell table:number-columns-repeated="8"/>
          <table:table-cell table:number-columns-repeated="2"/>
          <table:table-cell table:style-name="ce1" office:value-type="string" calcext:value-type="string" table:number-columns-spanned="8" table:number-rows-spanned="1">
            <text:p>L=40, cutof=1E-6, dT=0.05, niter=40, Nill, t=1</text:p>
          </table:table-cell>
          <table:covered-table-cell table:number-columns-repeated="7"/>
          <table:table-cell table:number-columns-repeated="2"/>
          <table:table-cell table:style-name="ce1" office:value-type="string" calcext:value-type="string" table:number-columns-spanned="8" table:number-rows-spanned="1">
            <text:p>L=80, cutof=1E-6, dT=0.05, niter=40, Nill, t=1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U=0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4.26882" calcext:value-type="float">
            <text:p>4.26882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4.2712" calcext:value-type="float">
            <text:p>4.2712</text:p>
          </table:table-cell>
          <table:table-cell office:value-type="float" office:value="1.34999" calcext:value-type="float">
            <text:p>1.34999</text:p>
          </table:table-cell>
          <table:table-cell office:value-type="float" office:value="4.30614" calcext:value-type="float">
            <text:p>4.30614</text:p>
          </table:table-cell>
          <table:table-cell office:value-type="float" office:value="1.28361" calcext:value-type="float">
            <text:p>1.28361</text:p>
          </table:table-cell>
          <table:table-cell office:value-type="float" office:value="4.40894" calcext:value-type="float">
            <text:p>4.40894</text:p>
          </table:table-cell>
          <table:table-cell office:value-type="float" office:value="1.08852" calcext:value-type="float">
            <text:p>1.088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8.50023" calcext:value-type="float">
            <text:p>8.50023</text:p>
          </table:table-cell>
          <table:table-cell office:value-type="float" office:value="2.7753" calcext:value-type="float">
            <text:p>2.7753</text:p>
          </table:table-cell>
          <table:table-cell office:value-type="float" office:value="8.50511" calcext:value-type="float">
            <text:p>8.50511</text:p>
          </table:table-cell>
          <table:table-cell office:value-type="float" office:value="2.76604" calcext:value-type="float">
            <text:p>2.76604</text:p>
          </table:table-cell>
          <table:table-cell office:value-type="float" office:value="8.57673" calcext:value-type="float">
            <text:p>8.57673</text:p>
          </table:table-cell>
          <table:table-cell office:value-type="float" office:value="2.63006" calcext:value-type="float">
            <text:p>2.63006</text:p>
          </table:table-cell>
          <table:table-cell office:value-type="float" office:value="8.78747" calcext:value-type="float">
            <text:p>8.78747</text:p>
          </table:table-cell>
          <table:table-cell office:value-type="float" office:value="2.23041" calcext:value-type="float">
            <text:p>2.230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6.9631" calcext:value-type="float">
            <text:p>16.9631</text:p>
          </table:table-cell>
          <table:table-cell office:value-type="float" office:value="5.61688" calcext:value-type="float">
            <text:p>5.61688</text:p>
          </table:table-cell>
          <table:table-cell office:value-type="float" office:value="16.9729" calcext:value-type="float">
            <text:p>16.9729</text:p>
          </table:table-cell>
          <table:table-cell office:value-type="float" office:value="5.59814" calcext:value-type="float">
            <text:p>5.59814</text:p>
          </table:table-cell>
          <table:table-cell office:value-type="float" office:value="17.1179" calcext:value-type="float">
            <text:p>17.1179</text:p>
          </table:table-cell>
          <table:table-cell office:value-type="float" office:value="5.32296" calcext:value-type="float">
            <text:p>5.32296</text:p>
          </table:table-cell>
          <table:table-cell office:value-type="float" office:value="17.5445" calcext:value-type="float">
            <text:p>17.5445</text:p>
          </table:table-cell>
          <table:table-cell office:value-type="float" office:value="4.5142" calcext:value-type="float">
            <text:p>4.5142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3.82606" calcext:value-type="float">
            <text:p>3.82606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3.77495" calcext:value-type="float">
            <text:p>3.77495</text:p>
          </table:table-cell>
          <table:table-cell office:value-type="float" office:value="2.86197" calcext:value-type="float">
            <text:p>2.86197</text:p>
          </table:table-cell>
          <table:table-cell office:value-type="float" office:value="3.07238" calcext:value-type="float">
            <text:p>3.07238</text:p>
          </table:table-cell>
          <table:table-cell office:value-type="float" office:value="3.85623" calcext:value-type="float">
            <text:p>3.85623</text:p>
          </table:table-cell>
          <table:table-cell office:value-type="float" office:value="1.49897" calcext:value-type="float">
            <text:p>1.4989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.67069" calcext:value-type="float">
            <text:p>4.67069</text:p>
          </table:table-cell>
          <table:table-cell office:value-type="float" office:value="7.79608" calcext:value-type="float">
            <text:p>7.79608</text:p>
          </table:table-cell>
          <table:table-cell office:value-type="float" office:value="4.73489" calcext:value-type="float">
            <text:p>4.73489</text:p>
          </table:table-cell>
          <table:table-cell office:value-type="float" office:value="7.69205" calcext:value-type="float">
            <text:p>7.69205</text:p>
          </table:table-cell>
          <table:table-cell office:value-type="float" office:value="5.62191" calcext:value-type="float">
            <text:p>5.62191</text:p>
          </table:table-cell>
          <table:table-cell office:value-type="float" office:value="6.26198" calcext:value-type="float">
            <text:p>6.26198</text:p>
          </table:table-cell>
          <table:table-cell office:value-type="float" office:value="7.65273" calcext:value-type="float">
            <text:p>7.65273</text:p>
          </table:table-cell>
          <table:table-cell office:value-type="float" office:value="3.05935" calcext:value-type="float">
            <text:p>3.059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.21985" calcext:value-type="float">
            <text:p>9.21985</text:p>
          </table:table-cell>
          <table:table-cell office:value-type="float" office:value="15.7361" calcext:value-type="float">
            <text:p>15.7361</text:p>
          </table:table-cell>
          <table:table-cell office:value-type="float" office:value="9.34956" calcext:value-type="float">
            <text:p>9.34956</text:p>
          </table:table-cell>
          <table:table-cell office:value-type="float" office:value="15.5263" calcext:value-type="float">
            <text:p>15.5263</text:p>
          </table:table-cell>
          <table:table-cell office:value-type="float" office:value="11.1418" calcext:value-type="float">
            <text:p>11.1418</text:p>
          </table:table-cell>
          <table:table-cell office:value-type="float" office:value="12.6412" calcext:value-type="float">
            <text:p>12.6412</text:p>
          </table:table-cell>
          <table:table-cell office:value-type="float" office:value="15.2457" calcext:value-type="float">
            <text:p>15.2457</text:p>
          </table:table-cell>
          <table:table-cell office:value-type="float" office:value="6.18012" calcext:value-type="float">
            <text:p>6.18012</text:p>
          </table:table-cell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189729" calcext:value-type="float">
            <text:p>0.189729</text:p>
          </table:table-cell>
          <table:table-cell office:value-type="float" office:value="4.90971" calcext:value-type="float">
            <text:p>4.90971</text:p>
          </table:table-cell>
          <table:table-cell office:value-type="float" office:value="0.304426" calcext:value-type="float">
            <text:p>0.304426</text:p>
          </table:table-cell>
          <table:table-cell office:value-type="float" office:value="4.76633" calcext:value-type="float">
            <text:p>4.76633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3.01384" calcext:value-type="float">
            <text:p>3.01384</text:p>
          </table:table-cell>
          <table:table-cell office:value-type="float" office:value="3.94192" calcext:value-type="float">
            <text:p>3.94192</text:p>
          </table:table-cell>
          <table:table-cell office:value-type="float" office:value="0.662738" calcext:value-type="float">
            <text:p>0.66273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93178" calcext:value-type="float">
            <text:p>0.193178</text:p>
          </table:table-cell>
          <table:table-cell office:value-type="float" office:value="9.9153" calcext:value-type="float">
            <text:p>9.9153</text:p>
          </table:table-cell>
          <table:table-cell office:value-type="float" office:value="0.425594" calcext:value-type="float">
            <text:p>0.425594</text:p>
          </table:table-cell>
          <table:table-cell office:value-type="float" office:value="9.62693" calcext:value-type="float">
            <text:p>9.62693</text:p>
          </table:table-cell>
          <table:table-cell office:value-type="float" office:value="3.33565" calcext:value-type="float">
            <text:p>3.33565</text:p>
          </table:table-cell>
          <table:table-cell office:value-type="float" office:value="6.10214" calcext:value-type="float">
            <text:p>6.10214</text:p>
          </table:table-cell>
          <table:table-cell office:value-type="float" office:value="7.80949" calcext:value-type="float">
            <text:p>7.80949</text:p>
          </table:table-cell>
          <table:table-cell office:value-type="float" office:value="1.37186" calcext:value-type="float">
            <text:p>1.3718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00074" calcext:value-type="float">
            <text:p>0.200074</text:p>
          </table:table-cell>
          <table:table-cell office:value-type="float" office:value="19.9265" calcext:value-type="float">
            <text:p>19.9265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19.3481" calcext:value-type="float">
            <text:p>19.3481</text:p>
          </table:table-cell>
          <table:table-cell office:value-type="float" office:value="6.52683" calcext:value-type="float">
            <text:p>6.52683</text:p>
          </table:table-cell>
          <table:table-cell office:value-type="float" office:value="12.2788" calcext:value-type="float">
            <text:p>12.2788</text:p>
          </table:table-cell>
          <table:table-cell office:value-type="float" office:value="15.5446" calcext:value-type="float">
            <text:p>15.5446</text:p>
          </table:table-cell>
          <table:table-cell office:value-type="float" office:value="2.79011" calcext:value-type="float">
            <text:p>2.7901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.44626" calcext:value-type="float">
            <text:p>-1.44626</text:p>
          </table:table-cell>
          <table:table-cell office:value-type="float" office:value="4.46452" calcext:value-type="float">
            <text:p>4.46452</text:p>
          </table:table-cell>
          <table:table-cell office:value-type="float" office:value="-1.22566" calcext:value-type="float">
            <text:p>-1.22566</text:p>
          </table:table-cell>
          <table:table-cell office:value-type="float" office:value="4.2647" calcext:value-type="float">
            <text:p>4.2647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2.23207" calcext:value-type="float">
            <text:p>2.23207</text:p>
          </table:table-cell>
          <table:table-cell office:value-type="float" office:value="3.65836" calcext:value-type="float">
            <text:p>3.65836</text:p>
          </table:table-cell>
          <table:table-cell office:value-type="float" office:value="0.849233" calcext:value-type="float">
            <text:p>0.84923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3.06419" calcext:value-type="float">
            <text:p>-3.06419</text:p>
          </table:table-cell>
          <table:table-cell office:value-type="float" office:value="8.94926" calcext:value-type="float">
            <text:p>8.94926</text:p>
          </table:table-cell>
          <table:table-cell office:value-type="float" office:value="-2.62316" calcext:value-type="float">
            <text:p>-2.62316</text:p>
          </table:table-cell>
          <table:table-cell office:value-type="float" office:value="8.55466" calcext:value-type="float">
            <text:p>8.55466</text:p>
          </table:table-cell>
          <table:table-cell office:value-type="float" office:value="2.26399" calcext:value-type="float">
            <text:p>2.26399</text:p>
          </table:table-cell>
          <table:table-cell office:value-type="float" office:value="4.54199" calcext:value-type="float">
            <text:p>4.54199</text:p>
          </table:table-cell>
          <table:table-cell office:value-type="float" office:value="7.21227" calcext:value-type="float">
            <text:p>7.21227</text:p>
          </table:table-cell>
          <table:table-cell office:value-type="float" office:value="1.76292" calcext:value-type="float">
            <text:p>1.762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6.30005" calcext:value-type="float">
            <text:p>-6.30005</text:p>
          </table:table-cell>
          <table:table-cell office:value-type="float" office:value="17.9187" calcext:value-type="float">
            <text:p>17.9187</text:p>
          </table:table-cell>
          <table:table-cell office:value-type="float" office:value="-5.41814" calcext:value-type="float">
            <text:p>-5.41814</text:p>
          </table:table-cell>
          <table:table-cell office:value-type="float" office:value="17.1346" calcext:value-type="float">
            <text:p>17.1346</text:p>
          </table:table-cell>
          <table:table-cell office:value-type="float" office:value="4.36013" calcext:value-type="float">
            <text:p>4.36013</text:p>
          </table:table-cell>
          <table:table-cell office:value-type="float" office:value="9.16184" calcext:value-type="float">
            <text:p>9.16184</text:p>
          </table:table-cell>
          <table:table-cell office:value-type="float" office:value="14.3201" calcext:value-type="float">
            <text:p>14.3201</text:p>
          </table:table-cell>
          <table:table-cell office:value-type="float" office:value="3.59029" calcext:value-type="float">
            <text:p>3.59029</text:p>
          </table:table-cell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-1.93767" calcext:value-type="float">
            <text:p>-1.93767</text:p>
          </table:table-cell>
          <table:table-cell office:value-type="float" office:value="4.1588" calcext:value-type="float">
            <text:p>4.1588</text:p>
          </table:table-cell>
          <table:table-cell office:value-type="float" office:value="-1.68229" calcext:value-type="float">
            <text:p>-1.68229</text:p>
          </table:table-cell>
          <table:table-cell office:value-type="float" office:value="3.96191" calcext:value-type="float">
            <text:p>3.96191</text:p>
          </table:table-cell>
          <table:table-cell office:value-type="float" office:value="0.827915" calcext:value-type="float">
            <text:p>0.82791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3.14118" calcext:value-type="float">
            <text:p>3.14118</text:p>
          </table:table-cell>
          <table:table-cell office:value-type="float" office:value="0.934121" calcext:value-type="float">
            <text:p>0.93412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.94061" calcext:value-type="float">
            <text:p>-3.94061</text:p>
          </table:table-cell>
          <table:table-cell office:value-type="float" office:value="8.37437" calcext:value-type="float">
            <text:p>8.37437</text:p>
          </table:table-cell>
          <table:table-cell office:value-type="float" office:value="-3.44391" calcext:value-type="float">
            <text:p>-3.44391</text:p>
          </table:table-cell>
          <table:table-cell office:value-type="float" office:value="7.99193" calcext:value-type="float">
            <text:p>7.99193</text:p>
          </table:table-cell>
          <table:table-cell office:value-type="float" office:value="1.4587" calcext:value-type="float">
            <text:p>1.4587</text:p>
          </table:table-cell>
          <table:table-cell office:value-type="float" office:value="4.73807" calcext:value-type="float">
            <text:p>4.73807</text:p>
          </table:table-cell>
          <table:table-cell office:value-type="float" office:value="6.1655" calcext:value-type="float">
            <text:p>6.1655</text:p>
          </table:table-cell>
          <table:table-cell office:value-type="float" office:value="1.89203" calcext:value-type="float">
            <text:p>1.8920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9465" calcext:value-type="float">
            <text:p>-7.9465</text:p>
          </table:table-cell>
          <table:table-cell office:value-type="float" office:value="16.8055" calcext:value-type="float">
            <text:p>16.8055</text:p>
          </table:table-cell>
          <table:table-cell office:value-type="float" office:value="-6.96715" calcext:value-type="float">
            <text:p>-6.96715</text:p>
          </table:table-cell>
          <table:table-cell office:value-type="float" office:value="16.052" calcext:value-type="float">
            <text:p>16.052</text:p>
          </table:table-cell>
          <table:table-cell office:value-type="float" office:value="2.72027" calcext:value-type="float">
            <text:p>2.72027</text:p>
          </table:table-cell>
          <table:table-cell office:value-type="float" office:value="9.62205" calcext:value-type="float">
            <text:p>9.62205</text:p>
          </table:table-cell>
          <table:table-cell office:value-type="float" office:value="12.2141" calcext:value-type="float">
            <text:p>12.2141</text:p>
          </table:table-cell>
          <table:table-cell office:value-type="float" office:value="3.80785" calcext:value-type="float">
            <text:p>3.80785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.2898" calcext:value-type="float">
            <text:p>-1.2898</text:p>
          </table:table-cell>
          <table:table-cell office:value-type="float" office:value="4.60653" calcext:value-type="float">
            <text:p>4.60653</text:p>
          </table:table-cell>
          <table:table-cell office:value-type="float" office:value="-1.15267" calcext:value-type="float">
            <text:p>-1.15267</text:p>
          </table:table-cell>
          <table:table-cell office:value-type="float" office:value="4.39238" calcext:value-type="float">
            <text:p>4.39238</text:p>
          </table:table-cell>
          <table:table-cell office:value-type="float" office:value="0.270331" calcext:value-type="float">
            <text:p>0.270331</text:p>
          </table:table-cell>
          <table:table-cell office:value-type="float" office:value="2.53906" calcext:value-type="float">
            <text:p>2.53906</text:p>
          </table:table-cell>
          <table:table-cell office:value-type="float" office:value="2.73155" calcext:value-type="float">
            <text:p>2.73155</text:p>
          </table:table-cell>
          <table:table-cell office:value-type="float" office:value="0.876067" calcext:value-type="float">
            <text:p>0.87606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.4949" calcext:value-type="float">
            <text:p>-2.4949</text:p>
          </table:table-cell>
          <table:table-cell office:value-type="float" office:value="9.33929" calcext:value-type="float">
            <text:p>9.33929</text:p>
          </table:table-cell>
          <table:table-cell office:value-type="float" office:value="-2.25596" calcext:value-type="float">
            <text:p>-2.25596</text:p>
          </table:table-cell>
          <table:table-cell office:value-type="float" office:value="8.92065" calcext:value-type="float">
            <text:p>8.92065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5.21907" calcext:value-type="float">
            <text:p>5.21907</text:p>
          </table:table-cell>
          <table:table-cell office:value-type="float" office:value="5.32596" calcext:value-type="float">
            <text:p>5.32596</text:p>
          </table:table-cell>
          <table:table-cell office:value-type="float" office:value="1.78747" calcext:value-type="float">
            <text:p>1.787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4.9051" calcext:value-type="float">
            <text:p>-4.9051</text:p>
          </table:table-cell>
          <table:table-cell office:value-type="float" office:value="18.8048" calcext:value-type="float">
            <text:p>18.8048</text:p>
          </table:table-cell>
          <table:table-cell office:value-type="float" office:value="-4.46254" calcext:value-type="float">
            <text:p>-4.46254</text:p>
          </table:table-cell>
          <table:table-cell office:value-type="float" office:value="17.9772" calcext:value-type="float">
            <text:p>17.9772</text:p>
          </table:table-cell>
          <table:table-cell office:value-type="float" office:value="0.429151" calcext:value-type="float">
            <text:p>0.429151</text:p>
          </table:table-cell>
          <table:table-cell office:value-type="float" office:value="10.5791" calcext:value-type="float">
            <text:p>10.5791</text:p>
          </table:table-cell>
          <table:table-cell office:value-type="float" office:value="10.5148" calcext:value-type="float">
            <text:p>10.5148</text:p>
          </table:table-cell>
          <table:table-cell office:value-type="float" office:value="3.61029" calcext:value-type="float">
            <text:p>3.61029</text:p>
          </table:table-cell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-0.0367875" calcext:value-type="float">
            <text:p>-0.0367875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-0.154966" calcext:value-type="float">
            <text:p>-0.154966</text:p>
          </table:table-cell>
          <table:table-cell office:value-type="float" office:value="4.64083" calcext:value-type="float">
            <text:p>4.64083</text:p>
          </table:table-cell>
          <table:table-cell office:value-type="float" office:value="-0.274295" calcext:value-type="float">
            <text:p>-0.274295</text:p>
          </table:table-cell>
          <table:table-cell office:value-type="float" office:value="2.28338" calcext:value-type="float">
            <text:p>2.28338</text:p>
          </table:table-cell>
          <table:table-cell office:value-type="float" office:value="2.23215" calcext:value-type="float">
            <text:p>2.23215</text:p>
          </table:table-cell>
          <table:table-cell office:value-type="float" office:value="1.04676" calcext:value-type="float">
            <text:p>1.0467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22106" calcext:value-type="float">
            <text:p>0.122106</text:p>
          </table:table-cell>
          <table:table-cell office:value-type="float" office:value="9.92285" calcext:value-type="float">
            <text:p>9.92285</text:p>
          </table:table-cell>
          <table:table-cell office:value-type="float" office:value="-0.162487" calcext:value-type="float">
            <text:p>-0.162487</text:p>
          </table:table-cell>
          <table:table-cell office:value-type="float" office:value="9.38616" calcext:value-type="float">
            <text:p>9.38616</text:p>
          </table:table-cell>
          <table:table-cell office:value-type="float" office:value="-0.747051" calcext:value-type="float">
            <text:p>-0.747051</text:p>
          </table:table-cell>
          <table:table-cell office:value-type="float" office:value="4.66301" calcext:value-type="float">
            <text:p>4.66301</text:p>
          </table:table-cell>
          <table:table-cell office:value-type="float" office:value="4.28911" calcext:value-type="float">
            <text:p>4.28911</text:p>
          </table:table-cell>
          <table:table-cell office:value-type="float" office:value="2.1439" calcext:value-type="float">
            <text:p>2.143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39894" calcext:value-type="float">
            <text:p>0.439894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-0.177531" calcext:value-type="float">
            <text:p>-0.177531</text:p>
          </table:table-cell>
          <table:table-cell office:value-type="float" office:value="18.8768" calcext:value-type="float">
            <text:p>18.8768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9.42226" calcext:value-type="float">
            <text:p>9.42226</text:p>
          </table:table-cell>
          <table:table-cell office:value-type="float" office:value="8.40303" calcext:value-type="float">
            <text:p>8.40303</text:p>
          </table:table-cell>
          <table:table-cell office:value-type="float" office:value="4.33818" calcext:value-type="float">
            <text:p>4.33818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6645" calcext:value-type="float">
            <text:p>1.06645</text:p>
          </table:table-cell>
          <table:table-cell office:value-type="float" office:value="4.65382" calcext:value-type="float">
            <text:p>4.65382</text:p>
          </table:table-cell>
          <table:table-cell office:value-type="float" office:value="0.690574" calcext:value-type="float">
            <text:p>0.690574</text:p>
          </table:table-cell>
          <table:table-cell office:value-type="float" office:value="4.35597" calcext:value-type="float">
            <text:p>4.35597</text:p>
          </table:table-cell>
          <table:table-cell office:value-type="float" office:value="-0.559506" calcext:value-type="float">
            <text:p>-0.559506</text:p>
          </table:table-cell>
          <table:table-cell office:value-type="float" office:value="2.15879" calcext:value-type="float">
            <text:p>2.15879</text:p>
          </table:table-cell>
          <table:table-cell office:value-type="float" office:value="1.78873" calcext:value-type="float">
            <text:p>1.78873</text:p>
          </table:table-cell>
          <table:table-cell office:value-type="float" office:value="0.918311" calcext:value-type="float">
            <text:p>0.91831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9.33971" calcext:value-type="float">
            <text:p>9.33971</text:p>
          </table:table-cell>
          <table:table-cell office:value-type="float" office:value="1.54673" calcext:value-type="float">
            <text:p>1.54673</text:p>
          </table:table-cell>
          <table:table-cell office:value-type="float" office:value="8.76315" calcext:value-type="float">
            <text:p>8.76315</text:p>
          </table:table-cell>
          <table:table-cell office:value-type="float" office:value="-1.26419" calcext:value-type="float">
            <text:p>-1.26419</text:p>
          </table:table-cell>
          <table:table-cell office:value-type="float" office:value="4.43522" calcext:value-type="float">
            <text:p>4.43522</text:p>
          </table:table-cell>
          <table:table-cell office:value-type="float" office:value="3.3799" calcext:value-type="float">
            <text:p>3.3799</text:p>
          </table:table-cell>
          <table:table-cell office:value-type="float" office:value="1.87691" calcext:value-type="float">
            <text:p>1.8769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.86567" calcext:value-type="float">
            <text:p>4.86567</text:p>
          </table:table-cell>
          <table:table-cell office:value-type="float" office:value="18.7115" calcext:value-type="float">
            <text:p>18.7115</text:p>
          </table:table-cell>
          <table:table-cell office:value-type="float" office:value="3.25903" calcext:value-type="float">
            <text:p>3.25903</text:p>
          </table:table-cell>
          <table:table-cell office:value-type="float" office:value="17.5775" calcext:value-type="float">
            <text:p>17.5775</text:p>
          </table:table-cell>
          <table:table-cell office:value-type="float" office:value="-2.67355" calcext:value-type="float">
            <text:p>-2.67355</text:p>
          </table:table-cell>
          <table:table-cell office:value-type="float" office:value="8.98807" calcext:value-type="float">
            <text:p>8.98807</text:p>
          </table:table-cell>
          <table:table-cell office:value-type="float" office:value="6.56224" calcext:value-type="float">
            <text:p>6.56224</text:p>
          </table:table-cell>
          <table:table-cell office:value-type="float" office:value="3.79411" calcext:value-type="float">
            <text:p>3.79411</text:p>
          </table:table-cell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1.44187" calcext:value-type="float">
            <text:p>1.44187</text:p>
          </table:table-cell>
          <table:table-cell office:value-type="float" office:value="4.48774" calcext:value-type="float">
            <text:p>4.48774</text:p>
          </table:table-cell>
          <table:table-cell office:value-type="float" office:value="0.984765" calcext:value-type="float">
            <text:p>0.984765</text:p>
          </table:table-cell>
          <table:table-cell office:value-type="float" office:value="4.20901" calcext:value-type="float">
            <text:p>4.20901</text:p>
          </table:table-cell>
          <table:table-cell office:value-type="float" office:value="-0.611669" calcext:value-type="float">
            <text:p>-0.611669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1.40636" calcext:value-type="float">
            <text:p>1.40636</text:p>
          </table:table-cell>
          <table:table-cell office:value-type="float" office:value="0.942434" calcext:value-type="float">
            <text:p>0.94243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97207" calcext:value-type="float">
            <text:p>2.97207</text:p>
          </table:table-cell>
          <table:table-cell office:value-type="float" office:value="9.038" calcext:value-type="float">
            <text:p>9.038</text:p>
          </table:table-cell>
          <table:table-cell office:value-type="float" office:value="2.06749" calcext:value-type="float">
            <text:p>2.06749</text:p>
          </table:table-cell>
          <table:table-cell office:value-type="float" office:value="8.50788" calcext:value-type="float">
            <text:p>8.50788</text:p>
          </table:table-cell>
          <table:table-cell office:value-type="float" office:value="-1.30961" calcext:value-type="float">
            <text:p>-1.30961</text:p>
          </table:table-cell>
          <table:table-cell office:value-type="float" office:value="4.81722" calcext:value-type="float">
            <text:p>4.81722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1.94527" calcext:value-type="float">
            <text:p>1.9452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6.03245" calcext:value-type="float">
            <text:p>6.03245</text:p>
          </table:table-cell>
          <table:table-cell office:value-type="float" office:value="18.1385" calcext:value-type="float">
            <text:p>18.1385</text:p>
          </table:table-cell>
          <table:table-cell office:value-type="float" office:value="4.23295" calcext:value-type="float">
            <text:p>4.23295</text:p>
          </table:table-cell>
          <table:table-cell office:value-type="float" office:value="17.1056" calcext:value-type="float">
            <text:p>17.1056</text:p>
          </table:table-cell>
          <table:table-cell office:value-type="float" office:value="-2.7055" calcext:value-type="float">
            <text:p>-2.7055</text:p>
          </table:table-cell>
          <table:table-cell office:value-type="float" office:value="9.77032" calcext:value-type="float">
            <text:p>9.77032</text:p>
          </table:table-cell>
          <table:table-cell office:value-type="float" office:value="4.97222" calcext:value-type="float">
            <text:p>4.97222</text:p>
          </table:table-cell>
          <table:table-cell office:value-type="float" office:value="3.95096" calcext:value-type="float">
            <text:p>3.9509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65693" calcext:value-type="float">
            <text:p>0.965693</text:p>
          </table:table-cell>
          <table:table-cell office:value-type="float" office:value="4.75267" calcext:value-type="float">
            <text:p>4.75267</text:p>
          </table:table-cell>
          <table:table-cell office:value-type="float" office:value="0.702403" calcext:value-type="float">
            <text:p>0.702403</text:p>
          </table:table-cell>
          <table:table-cell office:value-type="float" office:value="4.45968" calcext:value-type="float">
            <text:p>4.45968</text:p>
          </table:table-cell>
          <table:table-cell office:value-type="float" office:value="-0.583518" calcext:value-type="float">
            <text:p>-0.583518</text:p>
          </table:table-cell>
          <table:table-cell office:value-type="float" office:value="2.30144" calcext:value-type="float">
            <text:p>2.30144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929629" calcext:value-type="float">
            <text:p>0.92962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5149" calcext:value-type="float">
            <text:p>1.85149</text:p>
          </table:table-cell>
          <table:table-cell office:value-type="float" office:value="9.62767" calcext:value-type="float">
            <text:p>9.62767</text:p>
          </table:table-cell>
          <table:table-cell office:value-type="float" office:value="1.38742" calcext:value-type="float">
            <text:p>1.38742</text:p>
          </table:table-cell>
          <table:table-cell office:value-type="float" office:value="9.06528" calcext:value-type="float">
            <text:p>9.06528</text:p>
          </table:table-cell>
          <table:table-cell office:value-type="float" office:value="-1.201" calcext:value-type="float">
            <text:p>-1.201</text:p>
          </table:table-cell>
          <table:table-cell office:value-type="float" office:value="4.70056" calcext:value-type="float">
            <text:p>4.70056</text:p>
          </table:table-cell>
          <table:table-cell office:value-type="float" office:value="1.76986" calcext:value-type="float">
            <text:p>1.76986</text:p>
          </table:table-cell>
          <table:table-cell office:value-type="float" office:value="1.89968" calcext:value-type="float">
            <text:p>1.8996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62308" calcext:value-type="float">
            <text:p>3.62308</text:p>
          </table:table-cell>
          <table:table-cell office:value-type="float" office:value="19.3777" calcext:value-type="float">
            <text:p>19.3777</text:p>
          </table:table-cell>
          <table:table-cell office:value-type="float" office:value="2.75745" calcext:value-type="float">
            <text:p>2.75745</text:p>
          </table:table-cell>
          <table:table-cell office:value-type="float" office:value="18.2765" calcext:value-type="float">
            <text:p>18.2765</text:p>
          </table:table-cell>
          <table:table-cell office:value-type="float" office:value="-2.43597" calcext:value-type="float">
            <text:p>-2.43597</text:p>
          </table:table-cell>
          <table:table-cell office:value-type="float" office:value="9.4988" calcext:value-type="float">
            <text:p>9.4988</text:p>
          </table:table-cell>
          <table:table-cell office:value-type="float" office:value="3.30926" calcext:value-type="float">
            <text:p>3.30926</text:p>
          </table:table-cell>
          <table:table-cell office:value-type="float" office:value="3.83978" calcext:value-type="float">
            <text:p>3.83978</text:p>
          </table:table-cell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-0.0127241" calcext:value-type="float">
            <text:p>-0.0127241</text:p>
          </table:table-cell>
          <table:table-cell office:value-type="float" office:value="4.92206" calcext:value-type="float">
            <text:p>4.92206</text:p>
          </table:table-cell>
          <table:table-cell office:value-type="float" office:value="0.121975" calcext:value-type="float">
            <text:p>0.121975</text:p>
          </table:table-cell>
          <table:table-cell office:value-type="float" office:value="4.57771" calcext:value-type="float">
            <text:p>4.57771</text:p>
          </table:table-cell>
          <table:table-cell office:value-type="float" office:value="-0.517427" calcext:value-type="float">
            <text:p>-0.517427</text:p>
          </table:table-cell>
          <table:table-cell office:value-type="float" office:value="2.15428" calcext:value-type="float">
            <text:p>2.15428</text:p>
          </table:table-cell>
          <table:table-cell office:value-type="float" office:value="0.662534" calcext:value-type="float">
            <text:p>0.662534</text:p>
          </table:table-cell>
          <table:table-cell office:value-type="float" office:value="0.884796" calcext:value-type="float">
            <text:p>0.88479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234235" calcext:value-type="float">
            <text:p>-0.234235</text:p>
          </table:table-cell>
          <table:table-cell office:value-type="float" office:value="9.93525" calcext:value-type="float">
            <text:p>9.93525</text:p>
          </table:table-cell>
          <table:table-cell office:value-type="float" office:value="0.12257" calcext:value-type="float">
            <text:p>0.12257</text:p>
          </table:table-cell>
          <table:table-cell office:value-type="float" office:value="9.26846" calcext:value-type="float">
            <text:p>9.26846</text:p>
          </table:table-cell>
          <table:table-cell office:value-type="float" office:value="-1.01703" calcext:value-type="float">
            <text:p>-1.01703</text:p>
          </table:table-cell>
          <table:table-cell office:value-type="float" office:value="4.39863" calcext:value-type="float">
            <text:p>4.39863</text:p>
          </table:table-cell>
          <table:table-cell office:value-type="float" office:value="1.09711" calcext:value-type="float">
            <text:p>1.09711</text:p>
          </table:table-cell>
          <table:table-cell office:value-type="float" office:value="1.81024" calcext:value-type="float">
            <text:p>1.8102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677257" calcext:value-type="float">
            <text:p>-0.677257</text:p>
          </table:table-cell>
          <table:table-cell office:value-type="float" office:value="19.9616" calcext:value-type="float">
            <text:p>19.9616</text:p>
          </table:table-cell>
          <table:table-cell office:value-type="float" office:value="0.123762" calcext:value-type="float">
            <text:p>0.123762</text:p>
          </table:table-cell>
          <table:table-cell office:value-type="float" office:value="18.65" calcext:value-type="float">
            <text:p>18.65</text:p>
          </table:table-cell>
          <table:table-cell office:value-type="float" office:value="-2.01624" calcext:value-type="float">
            <text:p>-2.01624</text:p>
          </table:table-cell>
          <table:table-cell office:value-type="float" office:value="8.88734" calcext:value-type="float">
            <text:p>8.88734</text:p>
          </table:table-cell>
          <table:table-cell office:value-type="float" office:value="1.96627" calcext:value-type="float">
            <text:p>1.96627</text:p>
          </table:table-cell>
          <table:table-cell office:value-type="float" office:value="3.66112" calcext:value-type="float">
            <text:p>3.6611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00975" calcext:value-type="float">
            <text:p>-0.900975</text:p>
          </table:table-cell>
          <table:table-cell office:value-type="float" office:value="4.72642" calcext:value-type="float">
            <text:p>4.72642</text:p>
          </table:table-cell>
          <table:table-cell office:value-type="float" office:value="-0.386664" calcext:value-type="float">
            <text:p>-0.386664</text:p>
          </table:table-cell>
          <table:table-cell office:value-type="float" office:value="4.37128" calcext:value-type="float">
            <text:p>4.37128</text:p>
          </table:table-cell>
          <table:table-cell office:value-type="float" office:value="-0.372196" calcext:value-type="float">
            <text:p>-0.372196</text:p>
          </table:table-cell>
          <table:table-cell office:value-type="float" office:value="2.24625" calcext:value-type="float">
            <text:p>2.24625</text:p>
          </table:table-cell>
          <table:table-cell office:value-type="float" office:value="0.354659" calcext:value-type="float">
            <text:p>0.354659</text:p>
          </table:table-cell>
          <table:table-cell office:value-type="float" office:value="0.967956" calcext:value-type="float">
            <text:p>0.9679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.02258" calcext:value-type="float">
            <text:p>-2.02258</text:p>
          </table:table-cell>
          <table:table-cell office:value-type="float" office:value="9.4841" calcext:value-type="float">
            <text:p>9.4841</text:p>
          </table:table-cell>
          <table:table-cell office:value-type="float" office:value="-0.936577" calcext:value-type="float">
            <text:p>-0.936577</text:p>
          </table:table-cell>
          <table:table-cell office:value-type="float" office:value="8.80799" calcext:value-type="float">
            <text:p>8.80799</text:p>
          </table:table-cell>
          <table:table-cell office:value-type="float" office:value="-0.677958" calcext:value-type="float">
            <text:p>-0.677958</text:p>
          </table:table-cell>
          <table:table-cell office:value-type="float" office:value="4.60818" calcext:value-type="float">
            <text:p>4.60818</text:p>
          </table:table-cell>
          <table:table-cell office:value-type="float" office:value="0.486428" calcext:value-type="float">
            <text:p>0.486428</text:p>
          </table:table-cell>
          <table:table-cell office:value-type="float" office:value="1.9811" calcext:value-type="float">
            <text:p>1.981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4.26579" calcext:value-type="float">
            <text:p>-4.26579</text:p>
          </table:table-cell>
          <table:table-cell office:value-type="float" office:value="18.9995" calcext:value-type="float">
            <text:p>18.999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17.6814" calcext:value-type="float">
            <text:p>17.6814</text:p>
          </table:table-cell>
          <table:table-cell office:value-type="float" office:value="-1.28948" calcext:value-type="float">
            <text:p>-1.28948</text:p>
          </table:table-cell>
          <table:table-cell office:value-type="float" office:value="9.33205" calcext:value-type="float">
            <text:p>9.33205</text:p>
          </table:table-cell>
          <table:table-cell office:value-type="float" office:value="0.749966" calcext:value-type="float">
            <text:p>0.749966</text:p>
          </table:table-cell>
          <table:table-cell office:value-type="float" office:value="4.0074" calcext:value-type="float">
            <text:p>4.0074</text:p>
          </table:table-cell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-1.20695" calcext:value-type="float">
            <text:p>-1.20695</text:p>
          </table:table-cell>
          <table:table-cell office:value-type="float" office:value="4.61574" calcext:value-type="float">
            <text:p>4.61574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4.2871" calcext:value-type="float">
            <text:p>4.2871</text:p>
          </table:table-cell>
          <table:table-cell office:value-type="float" office:value="-0.165567" calcext:value-type="float">
            <text:p>-0.165567</text:p>
          </table:table-cell>
          <table:table-cell office:value-type="float" office:value="2.31975" calcext:value-type="float">
            <text:p>2.31975</text:p>
          </table:table-cell>
          <table:table-cell office:value-type="float" office:value="0.0759525" calcext:value-type="float">
            <text:p>0.0759525</text:p>
          </table:table-cell>
          <table:table-cell office:value-type="float" office:value="0.923884" calcext:value-type="float">
            <text:p>0.92388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2.51757" calcext:value-type="float">
            <text:p>-2.51757</text:p>
          </table:table-cell>
          <table:table-cell office:value-type="float" office:value="9.29147" calcext:value-type="float">
            <text:p>9.29147</text:p>
          </table:table-cell>
          <table:table-cell office:value-type="float" office:value="-1.27911" calcext:value-type="float">
            <text:p>-1.27911</text:p>
          </table:table-cell>
          <table:table-cell office:value-type="float" office:value="8.67874" calcext:value-type="float">
            <text:p>8.67874</text:p>
          </table:table-cell>
          <table:table-cell office:value-type="float" office:value="-0.23411" calcext:value-type="float">
            <text:p>-0.23411</text:p>
          </table:table-cell>
          <table:table-cell office:value-type="float" office:value="4.73708" calcext:value-type="float">
            <text:p>4.73708</text:p>
          </table:table-cell>
          <table:table-cell office:value-type="float" office:value="-0.054491" calcext:value-type="float">
            <text:p>-0.054491</text:p>
          </table:table-cell>
          <table:table-cell office:value-type="float" office:value="1.88146" calcext:value-type="float">
            <text:p>1.88146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-0.371197" calcext:value-type="float">
            <text:p>-0.371197</text:p>
          </table:table-cell>
          <table:table-cell office:value-type="float" office:value="9.57175" calcext:value-type="float">
            <text:p>9.57175</text:p>
          </table:table-cell>
          <table:table-cell office:value-type="float" office:value="-0.315378" calcext:value-type="float">
            <text:p>-0.315378</text:p>
          </table:table-cell>
          <table:table-cell office:value-type="float" office:value="3.79661" calcext:value-type="float">
            <text:p>3.79661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0.801617" calcext:value-type="float">
            <text:p>-0.801617</text:p>
          </table:table-cell>
          <table:table-cell office:value-type="float" office:value="4.816" calcext:value-type="float">
            <text:p>4.816</text:p>
          </table:table-cell>
          <table:table-cell office:value-type="float" office:value="-0.429237" calcext:value-type="float">
            <text:p>-0.429237</text:p>
          </table:table-cell>
          <table:table-cell office:value-type="float" office:value="4.4719" calcext:value-type="float">
            <text:p>4.4719</text:p>
          </table:table-cell>
          <table:table-cell office:value-type="float" office:value="0.0202286" calcext:value-type="float">
            <text:p>0.0202286</text:p>
          </table:table-cell>
          <table:table-cell office:value-type="float" office:value="2.22135" calcext:value-type="float">
            <text:p>2.22135</text:p>
          </table:table-cell>
          <table:table-cell office:value-type="float" office:value="-0.131685" calcext:value-type="float">
            <text:p>-0.131685</text:p>
          </table:table-cell>
          <table:table-cell office:value-type="float" office:value="0.956964" calcext:value-type="float">
            <text:p>0.95696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143242" calcext:value-type="float">
            <text:p>0.143242</text:p>
          </table:table-cell>
          <table:table-cell office:value-type="float" office:value="4.51885" calcext:value-type="float">
            <text:p>4.51885</text:p>
          </table:table-cell>
          <table:table-cell office:value-type="float" office:value="-0.443826" calcext:value-type="float">
            <text:p>-0.443826</text:p>
          </table:table-cell>
          <table:table-cell office:value-type="float" office:value="1.96704" calcext:value-type="float">
            <text:p>1.9670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89268" calcext:value-type="float">
            <text:p>0.389268</text:p>
          </table:table-cell>
          <table:table-cell office:value-type="float" office:value="9.11386" calcext:value-type="float">
            <text:p>9.11386</text:p>
          </table:table-cell>
          <table:table-cell office:value-type="float" office:value="-1.06811" calcext:value-type="float">
            <text:p>-1.06811</text:p>
          </table:table-cell>
          <table:table-cell office:value-type="float" office:value="3.98719" calcext:value-type="float">
            <text:p>3.98719</text:p>
          </table:table-cell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134482" calcext:value-type="float">
            <text:p>0.134482</text:p>
          </table:table-cell>
          <table:table-cell office:value-type="float" office:value="2.22742" calcext:value-type="float">
            <text:p>2.22742</text:p>
          </table:table-cell>
          <table:table-cell office:value-type="float" office:value="-0.306867" calcext:value-type="float">
            <text:p>-0.306867</text:p>
          </table:table-cell>
          <table:table-cell office:value-type="float" office:value="0.94783" calcext:value-type="float">
            <text:p>0.9478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360048" calcext:value-type="float">
            <text:p>0.360048</text:p>
          </table:table-cell>
          <table:table-cell office:value-type="float" office:value="4.55334" calcext:value-type="float">
            <text:p>4.55334</text:p>
          </table:table-cell>
          <table:table-cell office:value-type="float" office:value="-0.764672" calcext:value-type="float">
            <text:p>-0.764672</text:p>
          </table:table-cell>
          <table:table-cell office:value-type="float" office:value="1.94189" calcext:value-type="float">
            <text:p>1.94189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6"/>
          <table:table-cell office:value-type="float" office:value="-1.68028" calcext:value-type="float">
            <text:p>-1.68028</text:p>
          </table:table-cell>
          <table:table-cell office:value-type="float" office:value="3.93002" calcext:value-type="float">
            <text:p>3.93002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188933" calcext:value-type="float">
            <text:p>0.188933</text:p>
          </table:table-cell>
          <table:table-cell office:value-type="float" office:value="2.31908" calcext:value-type="float">
            <text:p>2.31908</text:p>
          </table:table-cell>
          <table:table-cell office:value-type="float" office:value="-0.434833" calcext:value-type="float">
            <text:p>-0.434833</text:p>
          </table:table-cell>
          <table:table-cell office:value-type="float" office:value="0.908638" calcext:value-type="float">
            <text:p>0.9086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0.981384" calcext:value-type="float">
            <text:p>-0.981384</text:p>
          </table:table-cell>
          <table:table-cell office:value-type="float" office:value="1.86405" calcext:value-type="float">
            <text:p>1.86405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2.07449" calcext:value-type="float">
            <text:p>-2.07449</text:p>
          </table:table-cell>
          <table:table-cell office:value-type="float" office:value="3.77488" calcext:value-type="float">
            <text:p>3.77488</text:p>
          </table:table-cell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20789" calcext:value-type="float">
            <text:p>0.20789</text:p>
          </table:table-cell>
          <table:table-cell office:value-type="float" office:value="2.28034" calcext:value-type="float">
            <text:p>2.28034</text:p>
          </table:table-cell>
          <table:table-cell office:value-type="float" office:value="-0.512404" calcext:value-type="float">
            <text:p>-0.512404</text:p>
          </table:table-cell>
          <table:table-cell office:value-type="float" office:value="0.947029" calcext:value-type="float">
            <text:p>0.94702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1.09306" calcext:value-type="float">
            <text:p>-1.09306</text:p>
          </table:table-cell>
          <table:table-cell office:value-type="float" office:value="1.94139" calcext:value-type="float">
            <text:p>1.9413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2.25438" calcext:value-type="float">
            <text:p>-2.25438</text:p>
          </table:table-cell>
          <table:table-cell office:value-type="float" office:value="3.9301" calcext:value-type="float">
            <text:p>3.9301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0.561657" calcext:value-type="float">
            <text:p>-0.561657</text:p>
          </table:table-cell>
          <table:table-cell office:value-type="float" office:value="0.914665" calcext:value-type="float">
            <text:p>0.91466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1.14706" calcext:value-type="float">
            <text:p>-1.14706</text:p>
          </table:table-cell>
          <table:table-cell office:value-type="float" office:value="1.8647" calcext:value-type="float">
            <text:p>1.8647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2.31786" calcext:value-type="float">
            <text:p>-2.31786</text:p>
          </table:table-cell>
          <table:table-cell office:value-type="float" office:value="3.76479" calcext:value-type="float">
            <text:p>3.76479</text:p>
          </table:table-cell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0.572481" calcext:value-type="float">
            <text:p>-0.572481</text:p>
          </table:table-cell>
          <table:table-cell office:value-type="float" office:value="0.943727" calcext:value-type="float">
            <text:p>0.943727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1.12193" calcext:value-type="float">
            <text:p>-1.12193</text:p>
          </table:table-cell>
          <table:table-cell office:value-type="float" office:value="1.93525" calcext:value-type="float">
            <text:p>1.9352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2.22083" calcext:value-type="float">
            <text:p>-2.22083</text:p>
          </table:table-cell>
          <table:table-cell office:value-type="float" office:value="3.9183" calcext:value-type="float">
            <text:p>3.918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0.559164" calcext:value-type="float">
            <text:p>-0.559164</text:p>
          </table:table-cell>
          <table:table-cell office:value-type="float" office:value="0.947541" calcext:value-type="float">
            <text:p>0.9475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.05049" calcext:value-type="float">
            <text:p>-1.05049</text:p>
          </table:table-cell>
          <table:table-cell office:value-type="float" office:value="1.936" calcext:value-type="float">
            <text:p>1.9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2.03315" calcext:value-type="float">
            <text:p>-2.03315</text:p>
          </table:table-cell>
          <table:table-cell office:value-type="float" office:value="3.91291" calcext:value-type="float">
            <text:p>3.91291</text:p>
          </table:table-cell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529609" calcext:value-type="float">
            <text:p>-0.529609</text:p>
          </table:table-cell>
          <table:table-cell office:value-type="float" office:value="0.927283" calcext:value-type="float">
            <text:p>0.927283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951325" calcext:value-type="float">
            <text:p>-0.951325</text:p>
          </table:table-cell>
          <table:table-cell office:value-type="float" office:value="1.90136" calcext:value-type="float">
            <text:p>1.90136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-0.480303" calcext:value-type="float">
            <text:p>-0.480303</text:p>
          </table:table-cell>
          <table:table-cell office:value-type="float" office:value="0.949682" calcext:value-type="float">
            <text:p>0.949682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table:number-columns-repeated="6"/>
          <table:table-cell office:value-type="float" office:value="-0.421765" calcext:value-type="float">
            <text:p>-0.421765</text:p>
          </table:table-cell>
          <table:table-cell office:value-type="float" office:value="0.916328" calcext:value-type="float">
            <text:p>0.916328</text:p>
          </table:table-cell>
          <table:table-cell table:number-columns-repeated="11"/>
          <table:table-cell office:value-type="float" office:value="1.15" calcext:value-type="float">
            <text:p>1.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-0.354573" calcext:value-type="float">
            <text:p>-0.354573</text:p>
          </table:table-cell>
          <table:table-cell office:value-type="float" office:value="0.933239" calcext:value-type="float">
            <text:p>0.933239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table:number-columns-repeated="8"/>
        </table:table-row>
      </table:table>
      <table:table table:name="Drugie_podejscie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utoff=1E-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4.41985" calcext:value-type="float">
            <text:p>4.41985</text:p>
          </table:table-cell>
          <table:table-cell office:value-type="float" office:value="1.11357" calcext:value-type="float">
            <text:p>1.11357</text:p>
          </table:table-cell>
          <table:table-cell office:value-type="float" office:value="-0.0171284" calcext:value-type="float">
            <text:p>-0.0171284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.92614" calcext:value-type="float">
            <text:p>3.92614</text:p>
          </table:table-cell>
          <table:table-cell office:value-type="float" office:value="1.64981" calcext:value-type="float">
            <text:p>1.64981</text:p>
          </table:table-cell>
          <table:table-cell office:value-type="float" office:value="-0.0456968" calcext:value-type="float">
            <text:p>-0.0456968</text:p>
          </table:table-cell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4.10287" calcext:value-type="float">
            <text:p>4.10287</text:p>
          </table:table-cell>
          <table:table-cell office:value-type="float" office:value="0.645055" calcext:value-type="float">
            <text:p>0.645055</text:p>
          </table:table-cell>
          <table:table-cell office:value-type="float" office:value="-0.0782879" calcext:value-type="float">
            <text:p>-0.0782879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3.85619" calcext:value-type="float">
            <text:p>3.85619</text:p>
          </table:table-cell>
          <table:table-cell office:value-type="float" office:value="0.900548" calcext:value-type="float">
            <text:p>0.900548</text:p>
          </table:table-cell>
          <table:table-cell office:value-type="float" office:value="-0.101402" calcext:value-type="float">
            <text:p>-0.101402</text:p>
          </table:table-cell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3.36515" calcext:value-type="float">
            <text:p>3.36515</text:p>
          </table:table-cell>
          <table:table-cell office:value-type="float" office:value="1.10239" calcext:value-type="float">
            <text:p>1.10239</text:p>
          </table:table-cell>
          <table:table-cell office:value-type="float" office:value="-0.141906" calcext:value-type="float">
            <text:p>-0.141906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3.08236" calcext:value-type="float">
            <text:p>3.08236</text:p>
          </table:table-cell>
          <table:table-cell office:value-type="float" office:value="0.755877" calcext:value-type="float">
            <text:p>0.755877</text:p>
          </table:table-cell>
          <table:table-cell office:value-type="float" office:value="-0.194289" calcext:value-type="float">
            <text:p>-0.194289</text:p>
          </table:table-cell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2.59732" calcext:value-type="float">
            <text:p>2.59732</text:p>
          </table:table-cell>
          <table:table-cell office:value-type="float" office:value="1.09198" calcext:value-type="float">
            <text:p>1.09198</text:p>
          </table:table-cell>
          <table:table-cell office:value-type="float" office:value="-0.262045" calcext:value-type="float">
            <text:p>-0.262045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2.12202" calcext:value-type="float">
            <text:p>2.12202</text:p>
          </table:table-cell>
          <table:table-cell office:value-type="float" office:value="1.0258" calcext:value-type="float">
            <text:p>1.0258</text:p>
          </table:table-cell>
          <table:table-cell office:value-type="float" office:value="-0.304455" calcext:value-type="float">
            <text:p>-0.304455</text:p>
          </table:table-cell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1.82112" calcext:value-type="float">
            <text:p>1.82112</text:p>
          </table:table-cell>
          <table:table-cell office:value-type="float" office:value="0.913768" calcext:value-type="float">
            <text:p>0.913768</text:p>
          </table:table-cell>
          <table:table-cell office:value-type="float" office:value="-0.334961" calcext:value-type="float">
            <text:p>-0.334961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35059" calcext:value-type="float">
            <text:p>1.35059</text:p>
          </table:table-cell>
          <table:table-cell office:value-type="float" office:value="1.11179" calcext:value-type="float">
            <text:p>1.11179</text:p>
          </table:table-cell>
          <table:table-cell office:value-type="float" office:value="-0.374718" calcext:value-type="float">
            <text:p>-0.374718</text:p>
          </table:table-cell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909038" calcext:value-type="float">
            <text:p>0.909038</text:p>
          </table:table-cell>
          <table:table-cell office:value-type="float" office:value="0.863355" calcext:value-type="float">
            <text:p>0.863355</text:p>
          </table:table-cell>
          <table:table-cell office:value-type="float" office:value="-0.430439" calcext:value-type="float">
            <text:p>-0.430439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92072" calcext:value-type="float">
            <text:p>0.592072</text:p>
          </table:table-cell>
          <table:table-cell office:value-type="float" office:value="0.924447" calcext:value-type="float">
            <text:p>0.924447</text:p>
          </table:table-cell>
          <table:table-cell office:value-type="float" office:value="-0.493704" calcext:value-type="float">
            <text:p>-0.493704</text:p>
          </table:table-cell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179524" calcext:value-type="float">
            <text:p>0.179524</text:p>
          </table:table-cell>
          <table:table-cell office:value-type="float" office:value="1.14325" calcext:value-type="float">
            <text:p>1.14325</text:p>
          </table:table-cell>
          <table:table-cell office:value-type="float" office:value="-0.547483" calcext:value-type="float">
            <text:p>-0.547483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0.183981" calcext:value-type="float">
            <text:p>-0.183981</text:p>
          </table:table-cell>
          <table:table-cell office:value-type="float" office:value="0.95526" calcext:value-type="float">
            <text:p>0.95526</text:p>
          </table:table-cell>
          <table:table-cell office:value-type="float" office:value="-0.591094" calcext:value-type="float">
            <text:p>-0.591094</text:p>
          </table:table-cell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-0.444134" calcext:value-type="float">
            <text:p>-0.444134</text:p>
          </table:table-cell>
          <table:table-cell office:value-type="float" office:value="0.997028" calcext:value-type="float">
            <text:p>0.997028</text:p>
          </table:table-cell>
          <table:table-cell office:value-type="float" office:value="-0.639" calcext:value-type="float">
            <text:p>-0.639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0.696195" calcext:value-type="float">
            <text:p>-0.696195</text:p>
          </table:table-cell>
          <table:table-cell office:value-type="float" office:value="1.03286" calcext:value-type="float">
            <text:p>1.03286</text:p>
          </table:table-cell>
          <table:table-cell office:value-type="float" office:value="-0.701465" calcext:value-type="float">
            <text:p>-0.701465</text:p>
          </table:table-cell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-0.894184" calcext:value-type="float">
            <text:p>-0.894184</text:p>
          </table:table-cell>
          <table:table-cell office:value-type="float" office:value="0.874156" calcext:value-type="float">
            <text:p>0.874156</text:p>
          </table:table-cell>
          <table:table-cell office:value-type="float" office:value="-0.759815" calcext:value-type="float">
            <text:p>-0.759815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.05501" calcext:value-type="float">
            <text:p>-1.05501</text:p>
          </table:table-cell>
          <table:table-cell office:value-type="float" office:value="1.04235" calcext:value-type="float">
            <text:p>1.04235</text:p>
          </table:table-cell>
          <table:table-cell office:value-type="float" office:value="-0.801421" calcext:value-type="float">
            <text:p>-0.801421</text:p>
          </table:table-cell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-1.23799" calcext:value-type="float">
            <text:p>-1.23799</text:p>
          </table:table-cell>
          <table:table-cell office:value-type="float" office:value="1.06815" calcext:value-type="float">
            <text:p>1.06815</text:p>
          </table:table-cell>
          <table:table-cell office:value-type="float" office:value="-0.847078" calcext:value-type="float">
            <text:p>-0.847078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.35013" calcext:value-type="float">
            <text:p>-1.35013</text:p>
          </table:table-cell>
          <table:table-cell office:value-type="float" office:value="0.918264" calcext:value-type="float">
            <text:p>0.918264</text:p>
          </table:table-cell>
          <table:table-cell office:value-type="float" office:value="-0.908483" calcext:value-type="float">
            <text:p>-0.908483</text:p>
          </table:table-cell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-1.38579" calcext:value-type="float">
            <text:p>-1.38579</text:p>
          </table:table-cell>
          <table:table-cell office:value-type="float" office:value="1.03535" calcext:value-type="float">
            <text:p>1.03535</text:p>
          </table:table-cell>
          <table:table-cell office:value-type="float" office:value="-0.960714" calcext:value-type="float">
            <text:p>-0.960714</text:p>
          </table:table-cell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.46022" calcext:value-type="float">
            <text:p>-1.46022</text:p>
          </table:table-cell>
          <table:table-cell office:value-type="float" office:value="1.00979" calcext:value-type="float">
            <text:p>1.00979</text:p>
          </table:table-cell>
          <table:table-cell office:value-type="float" office:value="-1.00997" calcext:value-type="float">
            <text:p>-1.00997</text:p>
          </table:table-cell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office:value-type="float" office:value="-1.52645" calcext:value-type="float">
            <text:p>-1.52645</text:p>
          </table:table-cell>
          <table:table-cell office:value-type="float" office:value="0.886041" calcext:value-type="float">
            <text:p>0.886041</text:p>
          </table:table-cell>
          <table:table-cell office:value-type="float" office:value="-1.05975" calcext:value-type="float">
            <text:p>-1.05975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.51197" calcext:value-type="float">
            <text:p>-1.51197</text:p>
          </table:table-cell>
          <table:table-cell office:value-type="float" office:value="0.976434" calcext:value-type="float">
            <text:p>0.976434</text:p>
          </table:table-cell>
          <table:table-cell office:value-type="float" office:value="-1.11264" calcext:value-type="float">
            <text:p>-1.11264</text:p>
          </table:table-cell>
        </table:table-row>
        <table:table-row table:style-name="ro1"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-1.48832" calcext:value-type="float">
            <text:p>-1.48832</text:p>
          </table:table-cell>
          <table:table-cell office:value-type="float" office:value="1.01489" calcext:value-type="float">
            <text:p>1.01489</text:p>
          </table:table-cell>
          <table:table-cell office:value-type="float" office:value="-1.16282" calcext:value-type="float">
            <text:p>-1.16282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.46935" calcext:value-type="float">
            <text:p>-1.46935</text:p>
          </table:table-cell>
          <table:table-cell office:value-type="float" office:value="0.991959" calcext:value-type="float">
            <text:p>0.991959</text:p>
          </table:table-cell>
          <table:table-cell office:value-type="float" office:value="-1.2104" calcext:value-type="float">
            <text:p>-1.2104</text:p>
          </table:table-cell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float" office:value="-1.40298" calcext:value-type="float">
            <text:p>-1.40298</text:p>
          </table:table-cell>
          <table:table-cell office:value-type="float" office:value="1.01326" calcext:value-type="float">
            <text:p>1.01326</text:p>
          </table:table-cell>
          <table:table-cell office:value-type="float" office:value="-1.26066" calcext:value-type="float">
            <text:p>-1.26066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.34786" calcext:value-type="float">
            <text:p>-1.34786</text:p>
          </table:table-cell>
          <table:table-cell office:value-type="float" office:value="0.923389" calcext:value-type="float">
            <text:p>0.923389</text:p>
          </table:table-cell>
          <table:table-cell office:value-type="float" office:value="-1.31638" calcext:value-type="float">
            <text:p>-1.31638</text:p>
          </table:table-cell>
        </table:table-row>
        <table:table-row table:style-name="ro1">
          <table:table-cell table:number-columns-repeated="3"/>
          <table:table-cell office:value-type="float" office:value="1.45" calcext:value-type="float">
            <text:p>1.45</text:p>
          </table:table-cell>
          <table:table-cell office:value-type="float" office:value="-1.32119" calcext:value-type="float">
            <text:p>-1.32119</text:p>
          </table:table-cell>
          <table:table-cell office:value-type="float" office:value="0.884655" calcext:value-type="float">
            <text:p>0.884655</text:p>
          </table:table-cell>
          <table:table-cell office:value-type="float" office:value="-1.37315" calcext:value-type="float">
            <text:p>-1.37315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.24423" calcext:value-type="float">
            <text:p>-1.24423</text:p>
          </table:table-cell>
          <table:table-cell office:value-type="float" office:value="0.989572" calcext:value-type="float">
            <text:p>0.989572</text:p>
          </table:table-cell>
          <table:table-cell office:value-type="float" office:value="-1.42516" calcext:value-type="float">
            <text:p>-1.42516</text:p>
          </table:table-cell>
        </table:table-row>
        <table:table-row table:style-name="ro1">
          <table:table-cell table:number-columns-repeated="3"/>
          <table:table-cell office:value-type="float" office:value="1.55" calcext:value-type="float">
            <text:p>1.55</text:p>
          </table:table-cell>
          <table:table-cell office:value-type="float" office:value="-1.1243" calcext:value-type="float">
            <text:p>-1.1243</text:p>
          </table:table-cell>
          <table:table-cell office:value-type="float" office:value="0.996293" calcext:value-type="float">
            <text:p>0.996293</text:p>
          </table:table-cell>
          <table:table-cell office:value-type="float" office:value="-1.47765" calcext:value-type="float">
            <text:p>-1.47765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.0211" calcext:value-type="float">
            <text:p>-1.0211</text:p>
          </table:table-cell>
          <table:table-cell office:value-type="float" office:value="0.947589" calcext:value-type="float">
            <text:p>0.947589</text:p>
          </table:table-cell>
          <table:table-cell office:value-type="float" office:value="-1.53325" calcext:value-type="float">
            <text:p>-1.53325</text:p>
          </table:table-cell>
        </table:table-row>
        <table:table-row table:style-name="ro1">
          <table:table-cell table:number-columns-repeated="3"/>
          <table:table-cell office:value-type="float" office:value="1.65" calcext:value-type="float">
            <text:p>1.65</text:p>
          </table:table-cell>
          <table:table-cell office:value-type="float" office:value="-0.918977" calcext:value-type="float">
            <text:p>-0.918977</text:p>
          </table:table-cell>
          <table:table-cell office:value-type="float" office:value="0.966167" calcext:value-type="float">
            <text:p>0.966167</text:p>
          </table:table-cell>
          <table:table-cell office:value-type="float" office:value="-1.58595" calcext:value-type="float">
            <text:p>-1.58595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-0.806216" calcext:value-type="float">
            <text:p>-0.806216</text:p>
          </table:table-cell>
          <table:table-cell office:value-type="float" office:value="0.911191" calcext:value-type="float">
            <text:p>0.911191</text:p>
          </table:table-cell>
          <table:table-cell office:value-type="float" office:value="-1.63752" calcext:value-type="float">
            <text:p>-1.63752</text:p>
          </table:table-cell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-0.701703" calcext:value-type="float">
            <text:p>-0.701703</text:p>
          </table:table-cell>
          <table:table-cell office:value-type="float" office:value="0.866656" calcext:value-type="float">
            <text:p>0.866656</text:p>
          </table:table-cell>
          <table:table-cell office:value-type="float" office:value="-1.69087" calcext:value-type="float">
            <text:p>-1.69087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0.588993" calcext:value-type="float">
            <text:p>-0.588993</text:p>
          </table:table-cell>
          <table:table-cell office:value-type="float" office:value="0.942959" calcext:value-type="float">
            <text:p>0.942959</text:p>
          </table:table-cell>
          <table:table-cell office:value-type="float" office:value="-1.74292" calcext:value-type="float">
            <text:p>-1.74292</text:p>
          </table:table-cell>
        </table:table-row>
        <table:table-row table:style-name="ro1">
          <table:table-cell table:number-columns-repeated="3"/>
          <table:table-cell office:value-type="float" office:value="1.85" calcext:value-type="float">
            <text:p>1.85</text:p>
          </table:table-cell>
          <table:table-cell office:value-type="float" office:value="-0.451551" calcext:value-type="float">
            <text:p>-0.451551</text:p>
          </table:table-cell>
          <table:table-cell office:value-type="float" office:value="0.975005" calcext:value-type="float">
            <text:p>0.975005</text:p>
          </table:table-cell>
          <table:table-cell office:value-type="float" office:value="-1.79243" calcext:value-type="float">
            <text:p>-1.79243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-0.320436" calcext:value-type="float">
            <text:p>-0.320436</text:p>
          </table:table-cell>
          <table:table-cell office:value-type="float" office:value="0.928241" calcext:value-type="float">
            <text:p>0.928241</text:p>
          </table:table-cell>
          <table:table-cell office:value-type="float" office:value="-1.84229" calcext:value-type="float">
            <text:p>-1.84229</text:p>
          </table:table-cell>
        </table:table-row>
        <table:table-row table:style-name="ro1">
          <table:table-cell table:number-columns-repeated="3"/>
          <table:table-cell office:value-type="float" office:value="1.95" calcext:value-type="float">
            <text:p>1.95</text:p>
          </table:table-cell>
          <table:table-cell office:value-type="float" office:value="-0.210395" calcext:value-type="float">
            <text:p>-0.210395</text:p>
          </table:table-cell>
          <table:table-cell office:value-type="float" office:value="0.906497" calcext:value-type="float">
            <text:p>0.906497</text:p>
          </table:table-cell>
          <table:table-cell office:value-type="float" office:value="-1.89073" calcext:value-type="float">
            <text:p>-1.8907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0.0921236" calcext:value-type="float">
            <text:p>-0.0921236</text:p>
          </table:table-cell>
          <table:table-cell office:value-type="float" office:value="0.873003" calcext:value-type="float">
            <text:p>0.873003</text:p>
          </table:table-cell>
          <table:table-cell office:value-type="float" office:value="-1.94018" calcext:value-type="float">
            <text:p>-1.94018</text:p>
          </table:table-cell>
        </table:table-row>
        <table:table-row table:style-name="ro1">
          <table:table-cell table:number-columns-repeated="3"/>
          <table:table-cell office:value-type="float" office:value="2.05" calcext:value-type="float">
            <text:p>2.05</text:p>
          </table:table-cell>
          <table:table-cell office:value-type="float" office:value="0.0276279" calcext:value-type="float">
            <text:p>0.0276279</text:p>
          </table:table-cell>
          <table:table-cell office:value-type="float" office:value="0.862662" calcext:value-type="float">
            <text:p>0.862662</text:p>
          </table:table-cell>
          <table:table-cell office:value-type="float" office:value="-1.98939" calcext:value-type="float">
            <text:p>-1.98939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0.127736" calcext:value-type="float">
            <text:p>0.127736</text:p>
          </table:table-cell>
          <table:table-cell office:value-type="float" office:value="0.91942" calcext:value-type="float">
            <text:p>0.91942</text:p>
          </table:table-cell>
          <table:table-cell office:value-type="float" office:value="-2.03813" calcext:value-type="float">
            <text:p>-2.03813</text:p>
          </table:table-cell>
        </table:table-row>
        <table:table-row table:style-name="ro1">
          <table:table-cell table:number-columns-repeated="3"/>
          <table:table-cell office:value-type="float" office:value="2.15" calcext:value-type="float">
            <text:p>2.15</text:p>
          </table:table-cell>
          <table:table-cell office:value-type="float" office:value="0.233017" calcext:value-type="float">
            <text:p>0.233017</text:p>
          </table:table-cell>
          <table:table-cell office:value-type="float" office:value="0.929324" calcext:value-type="float">
            <text:p>0.929324</text:p>
          </table:table-cell>
          <table:table-cell office:value-type="float" office:value="-2.08783" calcext:value-type="float">
            <text:p>-2.08783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0.338059" calcext:value-type="float">
            <text:p>0.338059</text:p>
          </table:table-cell>
          <table:table-cell office:value-type="float" office:value="0.894182" calcext:value-type="float">
            <text:p>0.894182</text:p>
          </table:table-cell>
          <table:table-cell office:value-type="float" office:value="-2.13841" calcext:value-type="float">
            <text:p>-2.13841</text:p>
          </table:table-cell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0.408823" calcext:value-type="float">
            <text:p>0.408823</text:p>
          </table:table-cell>
          <table:table-cell office:value-type="float" office:value="0.883988" calcext:value-type="float">
            <text:p>0.883988</text:p>
          </table:table-cell>
          <table:table-cell office:value-type="float" office:value="-2.18698" calcext:value-type="float">
            <text:p>-2.18698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0.478665" calcext:value-type="float">
            <text:p>0.478665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-2.23349" calcext:value-type="float">
            <text:p>-2.23349</text:p>
          </table:table-cell>
        </table:table-row>
        <table:table-row table:style-name="ro1">
          <table:table-cell table:number-columns-repeated="3"/>
          <table:table-cell office:value-type="float" office:value="2.35" calcext:value-type="float">
            <text:p>2.35</text:p>
          </table:table-cell>
          <table:table-cell office:value-type="float" office:value="0.562697" calcext:value-type="float">
            <text:p>0.562697</text:p>
          </table:table-cell>
          <table:table-cell office:value-type="float" office:value="0.838076" calcext:value-type="float">
            <text:p>0.838076</text:p>
          </table:table-cell>
          <table:table-cell office:value-type="float" office:value="-2.28328" calcext:value-type="float">
            <text:p>-2.28328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0.625673" calcext:value-type="float">
            <text:p>0.625673</text:p>
          </table:table-cell>
          <table:table-cell office:value-type="float" office:value="0.882822" calcext:value-type="float">
            <text:p>0.882822</text:p>
          </table:table-cell>
          <table:table-cell office:value-type="float" office:value="-2.33893" calcext:value-type="float">
            <text:p>-2.33893</text:p>
          </table:table-cell>
        </table:table-row>
        <table:table-row table:style-name="ro1">
          <table:table-cell table:number-columns-repeated="3"/>
          <table:table-cell office:value-type="float" office:value="2.45" calcext:value-type="float">
            <text:p>2.45</text:p>
          </table:table-cell>
          <table:table-cell office:value-type="float" office:value="0.659294" calcext:value-type="float">
            <text:p>0.659294</text:p>
          </table:table-cell>
          <table:table-cell office:value-type="float" office:value="0.908076" calcext:value-type="float">
            <text:p>0.908076</text:p>
          </table:table-cell>
          <table:table-cell office:value-type="float" office:value="-2.38941" calcext:value-type="float">
            <text:p>-2.38941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691172" calcext:value-type="float">
            <text:p>0.691172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-2.43739" calcext:value-type="float">
            <text:p>-2.43739</text:p>
          </table:table-cell>
        </table:table-row>
        <table:table-row table:style-name="ro1">
          <table:table-cell table:number-columns-repeated="3"/>
          <table:table-cell office:value-type="float" office:value="2.55" calcext:value-type="float">
            <text:p>2.55</text:p>
          </table:table-cell>
          <table:table-cell office:value-type="float" office:value="0.733216" calcext:value-type="float">
            <text:p>0.733216</text:p>
          </table:table-cell>
          <table:table-cell office:value-type="float" office:value="0.836079" calcext:value-type="float">
            <text:p>0.836079</text:p>
          </table:table-cell>
          <table:table-cell office:value-type="float" office:value="-2.48539" calcext:value-type="float">
            <text:p>-2.48539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0.768857" calcext:value-type="float">
            <text:p>0.768857</text:p>
          </table:table-cell>
          <table:table-cell office:value-type="float" office:value="0.816213" calcext:value-type="float">
            <text:p>0.816213</text:p>
          </table:table-cell>
          <table:table-cell office:value-type="float" office:value="-2.53495" calcext:value-type="float">
            <text:p>-2.53495</text:p>
          </table:table-cell>
        </table:table-row>
        <table:table-row table:style-name="ro1">
          <table:table-cell table:number-columns-repeated="3"/>
          <table:table-cell office:value-type="float" office:value="2.65" calcext:value-type="float">
            <text:p>2.65</text:p>
          </table:table-cell>
          <table:table-cell office:value-type="float" office:value="0.787393" calcext:value-type="float">
            <text:p>0.787393</text:p>
          </table:table-cell>
          <table:table-cell office:value-type="float" office:value="0.841825" calcext:value-type="float">
            <text:p>0.841825</text:p>
          </table:table-cell>
          <table:table-cell office:value-type="float" office:value="-2.58418" calcext:value-type="float">
            <text:p>-2.58418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0.798671" calcext:value-type="float">
            <text:p>0.798671</text:p>
          </table:table-cell>
          <table:table-cell office:value-type="float" office:value="0.878343" calcext:value-type="float">
            <text:p>0.878343</text:p>
          </table:table-cell>
          <table:table-cell office:value-type="float" office:value="-2.63421" calcext:value-type="float">
            <text:p>-2.63421</text:p>
          </table:table-cell>
        </table:table-row>
        <table:table-row table:style-name="ro1"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0.807444" calcext:value-type="float">
            <text:p>0.807444</text:p>
          </table:table-cell>
          <table:table-cell office:value-type="float" office:value="0.850491" calcext:value-type="float">
            <text:p>0.850491</text:p>
          </table:table-cell>
          <table:table-cell office:value-type="float" office:value="-2.68382" calcext:value-type="float">
            <text:p>-2.68382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0.809586" calcext:value-type="float">
            <text:p>0.809586</text:p>
          </table:table-cell>
          <table:table-cell office:value-type="float" office:value="0.813844" calcext:value-type="float">
            <text:p>0.813844</text:p>
          </table:table-cell>
          <table:table-cell office:value-type="float" office:value="-2.73648" calcext:value-type="float">
            <text:p>-2.73648</text:p>
          </table:table-cell>
        </table:table-row>
        <table:table-row table:style-name="ro1">
          <table:table-cell table:number-columns-repeated="3"/>
          <table:table-cell office:value-type="float" office:value="2.85" calcext:value-type="float">
            <text:p>2.85</text:p>
          </table:table-cell>
          <table:table-cell office:value-type="float" office:value="0.802077" calcext:value-type="float">
            <text:p>0.802077</text:p>
          </table:table-cell>
          <table:table-cell office:value-type="float" office:value="0.826538" calcext:value-type="float">
            <text:p>0.826538</text:p>
          </table:table-cell>
          <table:table-cell office:value-type="float" office:value="-2.78453" calcext:value-type="float">
            <text:p>-2.78453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.796025" calcext:value-type="float">
            <text:p>0.796025</text:p>
          </table:table-cell>
          <table:table-cell office:value-type="float" office:value="0.842431" calcext:value-type="float">
            <text:p>0.842431</text:p>
          </table:table-cell>
          <table:table-cell office:value-type="float" office:value="-2.83141" calcext:value-type="float">
            <text:p>-2.83141</text:p>
          </table:table-cell>
        </table:table-row>
        <table:table-row table:style-name="ro1">
          <table:table-cell table:number-columns-repeated="3"/>
          <table:table-cell office:value-type="float" office:value="2.95" calcext:value-type="float">
            <text:p>2.95</text:p>
          </table:table-cell>
          <table:table-cell office:value-type="float" office:value="0.80273" calcext:value-type="float">
            <text:p>0.80273</text:p>
          </table:table-cell>
          <table:table-cell office:value-type="float" office:value="0.813683" calcext:value-type="float">
            <text:p>0.813683</text:p>
          </table:table-cell>
          <table:table-cell office:value-type="float" office:value="-2.87866" calcext:value-type="float">
            <text:p>-2.8786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01296" calcext:value-type="float">
            <text:p>0.801296</text:p>
          </table:table-cell>
          <table:table-cell office:value-type="float" office:value="0.789713" calcext:value-type="float">
            <text:p>0.789713</text:p>
          </table:table-cell>
          <table:table-cell office:value-type="float" office:value="-2.92716" calcext:value-type="float">
            <text:p>-2.92716</text:p>
          </table:table-cell>
        </table:table-row>
        <table:table-row table:style-name="ro1">
          <table:table-cell table:number-columns-repeated="3"/>
          <table:table-cell office:value-type="float" office:value="3.05" calcext:value-type="float">
            <text:p>3.05</text:p>
          </table:table-cell>
          <table:table-cell office:value-type="float" office:value="0.780489" calcext:value-type="float">
            <text:p>0.780489</text:p>
          </table:table-cell>
          <table:table-cell office:value-type="float" office:value="0.822777" calcext:value-type="float">
            <text:p>0.822777</text:p>
          </table:table-cell>
          <table:table-cell office:value-type="float" office:value="-2.97315" calcext:value-type="float">
            <text:p>-2.97315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768394" calcext:value-type="float">
            <text:p>0.768394</text:p>
          </table:table-cell>
          <table:table-cell office:value-type="float" office:value="0.835946" calcext:value-type="float">
            <text:p>0.835946</text:p>
          </table:table-cell>
          <table:table-cell office:value-type="float" office:value="-3.02072" calcext:value-type="float">
            <text:p>-3.02072</text:p>
          </table:table-cell>
        </table:table-row>
        <table:table-row table:style-name="ro1">
          <table:table-cell table:number-columns-repeated="3"/>
          <table:table-cell office:value-type="float" office:value="3.15" calcext:value-type="float">
            <text:p>3.15</text:p>
          </table:table-cell>
          <table:table-cell office:value-type="float" office:value="0.769158" calcext:value-type="float">
            <text:p>0.76915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-3.06679" calcext:value-type="float">
            <text:p>-3.06679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0.765296" calcext:value-type="float">
            <text:p>0.765296</text:p>
          </table:table-cell>
          <table:table-cell office:value-type="float" office:value="0.785925" calcext:value-type="float">
            <text:p>0.785925</text:p>
          </table:table-cell>
          <table:table-cell office:value-type="float" office:value="-3.11391" calcext:value-type="float">
            <text:p>-3.11391</text:p>
          </table:table-cell>
        </table:table-row>
        <table:table-row table:style-name="ro1"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0.759218" calcext:value-type="float">
            <text:p>0.759218</text:p>
          </table:table-cell>
          <table:table-cell office:value-type="float" office:value="0.76774" calcext:value-type="float">
            <text:p>0.76774</text:p>
          </table:table-cell>
          <table:table-cell office:value-type="float" office:value="-3.16234" calcext:value-type="float">
            <text:p>-3.16234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754916" calcext:value-type="float">
            <text:p>0.754916</text:p>
          </table:table-cell>
          <table:table-cell office:value-type="float" office:value="0.800741" calcext:value-type="float">
            <text:p>0.800741</text:p>
          </table:table-cell>
          <table:table-cell office:value-type="float" office:value="-3.2067" calcext:value-type="float">
            <text:p>-3.2067</text:p>
          </table:table-cell>
        </table:table-row>
        <table:table-row table:style-name="ro1">
          <table:table-cell table:number-columns-repeated="3"/>
          <table:table-cell office:value-type="float" office:value="3.35" calcext:value-type="float">
            <text:p>3.35</text:p>
          </table:table-cell>
          <table:table-cell office:value-type="float" office:value="0.750772" calcext:value-type="float">
            <text:p>0.750772</text:p>
          </table:table-cell>
          <table:table-cell office:value-type="float" office:value="0.82099" calcext:value-type="float">
            <text:p>0.82099</text:p>
          </table:table-cell>
          <table:table-cell office:value-type="float" office:value="-3.24908" calcext:value-type="float">
            <text:p>-3.24908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0.750125" calcext:value-type="float">
            <text:p>0.750125</text:p>
          </table:table-cell>
          <table:table-cell office:value-type="float" office:value="0.780874" calcext:value-type="float">
            <text:p>0.780874</text:p>
          </table:table-cell>
          <table:table-cell office:value-type="float" office:value="-3.29345" calcext:value-type="float">
            <text:p>-3.29345</text:p>
          </table:table-cell>
        </table:table-row>
        <table:table-row table:style-name="ro1">
          <table:table-cell table:number-columns-repeated="3"/>
          <table:table-cell office:value-type="float" office:value="3.45" calcext:value-type="float">
            <text:p>3.45</text:p>
          </table:table-cell>
          <table:table-cell office:value-type="float" office:value="0.753121" calcext:value-type="float">
            <text:p>0.753121</text:p>
          </table:table-cell>
          <table:table-cell office:value-type="float" office:value="0.780562" calcext:value-type="float">
            <text:p>0.780562</text:p>
          </table:table-cell>
          <table:table-cell office:value-type="float" office:value="-3.33962" calcext:value-type="float">
            <text:p>-3.33962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755284" calcext:value-type="float">
            <text:p>0.755284</text:p>
          </table:table-cell>
          <table:table-cell office:value-type="float" office:value="0.780057" calcext:value-type="float">
            <text:p>0.780057</text:p>
          </table:table-cell>
          <table:table-cell office:value-type="float" office:value="-3.38231" calcext:value-type="float">
            <text:p>-3.38231</text:p>
          </table:table-cell>
        </table:table-row>
        <table:table-row table:style-name="ro1"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0.755139" calcext:value-type="float">
            <text:p>0.755139</text:p>
          </table:table-cell>
          <table:table-cell office:value-type="float" office:value="0.750601" calcext:value-type="float">
            <text:p>0.750601</text:p>
          </table:table-cell>
          <table:table-cell office:value-type="float" office:value="-3.42627" calcext:value-type="float">
            <text:p>-3.42627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0.754501" calcext:value-type="float">
            <text:p>0.754501</text:p>
          </table:table-cell>
          <table:table-cell office:value-type="float" office:value="0.77796" calcext:value-type="float">
            <text:p>0.77796</text:p>
          </table:table-cell>
          <table:table-cell office:value-type="float" office:value="-3.46923" calcext:value-type="float">
            <text:p>-3.46923</text:p>
          </table:table-cell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0.754691" calcext:value-type="float">
            <text:p>0.754691</text:p>
          </table:table-cell>
          <table:table-cell office:value-type="float" office:value="0.787488" calcext:value-type="float">
            <text:p>0.787488</text:p>
          </table:table-cell>
          <table:table-cell office:value-type="float" office:value="-3.51111" calcext:value-type="float">
            <text:p>-3.51111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0.753092" calcext:value-type="float">
            <text:p>0.753092</text:p>
          </table:table-cell>
          <table:table-cell office:value-type="float" office:value="0.753793" calcext:value-type="float">
            <text:p>0.753793</text:p>
          </table:table-cell>
          <table:table-cell office:value-type="float" office:value="-3.55251" calcext:value-type="float">
            <text:p>-3.55251</text:p>
          </table:table-cell>
        </table:table-row>
        <table:table-row table:style-name="ro1"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0.754977" calcext:value-type="float">
            <text:p>0.754977</text:p>
          </table:table-cell>
          <table:table-cell office:value-type="float" office:value="0.763882" calcext:value-type="float">
            <text:p>0.763882</text:p>
          </table:table-cell>
          <table:table-cell office:value-type="float" office:value="-3.59431" calcext:value-type="float">
            <text:p>-3.59431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0.762529" calcext:value-type="float">
            <text:p>0.762529</text:p>
          </table:table-cell>
          <table:table-cell office:value-type="float" office:value="0.769441" calcext:value-type="float">
            <text:p>0.769441</text:p>
          </table:table-cell>
          <table:table-cell office:value-type="float" office:value="-3.63562" calcext:value-type="float">
            <text:p>-3.63562</text:p>
          </table:table-cell>
        </table:table-row>
        <table:table-row table:style-name="ro1">
          <table:table-cell table:number-columns-repeated="3"/>
          <table:table-cell office:value-type="float" office:value="3.85" calcext:value-type="float">
            <text:p>3.85</text:p>
          </table:table-cell>
          <table:table-cell office:value-type="float" office:value="0.763275" calcext:value-type="float">
            <text:p>0.763275</text:p>
          </table:table-cell>
          <table:table-cell office:value-type="float" office:value="0.741639" calcext:value-type="float">
            <text:p>0.741639</text:p>
          </table:table-cell>
          <table:table-cell office:value-type="float" office:value="-3.67493" calcext:value-type="float">
            <text:p>-3.67493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0.752376" calcext:value-type="float">
            <text:p>0.752376</text:p>
          </table:table-cell>
          <table:table-cell office:value-type="float" office:value="0.73878" calcext:value-type="float">
            <text:p>0.73878</text:p>
          </table:table-cell>
          <table:table-cell office:value-type="float" office:value="-3.71258" calcext:value-type="float">
            <text:p>-3.71258</text:p>
          </table:table-cell>
        </table:table-row>
        <table:table-row table:style-name="ro1"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0.744261" calcext:value-type="float">
            <text:p>0.744261</text:p>
          </table:table-cell>
          <table:table-cell office:value-type="float" office:value="0.747188" calcext:value-type="float">
            <text:p>0.747188</text:p>
          </table:table-cell>
          <table:table-cell office:value-type="float" office:value="-3.75064" calcext:value-type="float">
            <text:p>-3.7506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743901" calcext:value-type="float">
            <text:p>0.743901</text:p>
          </table:table-cell>
          <table:table-cell office:value-type="float" office:value="0.754464" calcext:value-type="float">
            <text:p>0.754464</text:p>
          </table:table-cell>
          <table:table-cell office:value-type="float" office:value="-3.78994" calcext:value-type="float">
            <text:p>-3.78994</text:p>
          </table:table-cell>
        </table:table-row>
        <table:table-row table:style-name="ro1"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0.742775" calcext:value-type="float">
            <text:p>0.742775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-3.82787" calcext:value-type="float">
            <text:p>-3.82787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0.738613" calcext:value-type="float">
            <text:p>0.738613</text:p>
          </table:table-cell>
          <table:table-cell office:value-type="float" office:value="0.739758" calcext:value-type="float">
            <text:p>0.739758</text:p>
          </table:table-cell>
          <table:table-cell office:value-type="float" office:value="-3.86561" calcext:value-type="float">
            <text:p>-3.86561</text:p>
          </table:table-cell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 office:value-type="float" office:value="0.737851" calcext:value-type="float">
            <text:p>0.737851</text:p>
          </table:table-cell>
          <table:table-cell office:value-type="float" office:value="0.715208" calcext:value-type="float">
            <text:p>0.715208</text:p>
          </table:table-cell>
          <table:table-cell office:value-type="float" office:value="-3.90117" calcext:value-type="float">
            <text:p>-3.90117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0.737637" calcext:value-type="float">
            <text:p>0.737637</text:p>
          </table:table-cell>
          <table:table-cell office:value-type="float" office:value="0.718616" calcext:value-type="float">
            <text:p>0.718616</text:p>
          </table:table-cell>
          <table:table-cell office:value-type="float" office:value="-3.93594" calcext:value-type="float">
            <text:p>-3.93594</text:p>
          </table:table-cell>
        </table:table-row>
        <table:table-row table:style-name="ro1"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0.727937" calcext:value-type="float">
            <text:p>0.727937</text:p>
          </table:table-cell>
          <table:table-cell office:value-type="float" office:value="0.730013" calcext:value-type="float">
            <text:p>0.730013</text:p>
          </table:table-cell>
          <table:table-cell office:value-type="float" office:value="-3.9701" calcext:value-type="float">
            <text:p>-3.9701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0.714021" calcext:value-type="float">
            <text:p>0.714021</text:p>
          </table:table-cell>
          <table:table-cell office:value-type="float" office:value="0.743784" calcext:value-type="float">
            <text:p>0.743784</text:p>
          </table:table-cell>
          <table:table-cell office:value-type="float" office:value="-4.00381" calcext:value-type="float">
            <text:p>-4.00381</text:p>
          </table:table-cell>
        </table:table-row>
        <table:table-row table:style-name="ro1">
          <table:table-cell table:number-columns-repeated="3"/>
          <table:table-cell office:value-type="float" office:value="4.35" calcext:value-type="float">
            <text:p>4.35</text:p>
          </table:table-cell>
          <table:table-cell office:value-type="float" office:value="0.712845" calcext:value-type="float">
            <text:p>0.712845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-4.03801" calcext:value-type="float">
            <text:p>-4.03801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0.720991" calcext:value-type="float">
            <text:p>0.720991</text:p>
          </table:table-cell>
          <table:table-cell office:value-type="float" office:value="0.71392" calcext:value-type="float">
            <text:p>0.71392</text:p>
          </table:table-cell>
          <table:table-cell office:value-type="float" office:value="-4.0718" calcext:value-type="float">
            <text:p>-4.0718</text:p>
          </table:table-cell>
        </table:table-row>
        <table:table-row table:style-name="ro1">
          <table:table-cell table:number-columns-repeated="3"/>
          <table:table-cell office:value-type="float" office:value="4.45" calcext:value-type="float">
            <text:p>4.45</text:p>
          </table:table-cell>
          <table:table-cell office:value-type="float" office:value="0.72153" calcext:value-type="float">
            <text:p>0.72153</text:p>
          </table:table-cell>
          <table:table-cell office:value-type="float" office:value="0.694782" calcext:value-type="float">
            <text:p>0.694782</text:p>
          </table:table-cell>
          <table:table-cell office:value-type="float" office:value="-4.10517" calcext:value-type="float">
            <text:p>-4.10517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0.713964" calcext:value-type="float">
            <text:p>0.713964</text:p>
          </table:table-cell>
          <table:table-cell office:value-type="float" office:value="0.706876" calcext:value-type="float">
            <text:p>0.706876</text:p>
          </table:table-cell>
          <table:table-cell office:value-type="float" office:value="-4.13589" calcext:value-type="float">
            <text:p>-4.13589</text:p>
          </table:table-cell>
        </table:table-row>
        <table:table-row table:style-name="ro1">
          <table:table-cell table:number-columns-repeated="3"/>
          <table:table-cell office:value-type="float" office:value="4.55" calcext:value-type="float">
            <text:p>4.55</text:p>
          </table:table-cell>
          <table:table-cell office:value-type="float" office:value="0.71069" calcext:value-type="float">
            <text:p>0.71069</text:p>
          </table:table-cell>
          <table:table-cell office:value-type="float" office:value="0.714801" calcext:value-type="float">
            <text:p>0.714801</text:p>
          </table:table-cell>
          <table:table-cell office:value-type="float" office:value="-4.16653" calcext:value-type="float">
            <text:p>-4.16653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0.715394" calcext:value-type="float">
            <text:p>0.715394</text:p>
          </table:table-cell>
          <table:table-cell office:value-type="float" office:value="0.719277" calcext:value-type="float">
            <text:p>0.719277</text:p>
          </table:table-cell>
          <table:table-cell office:value-type="float" office:value="-4.19569" calcext:value-type="float">
            <text:p>-4.19569</text:p>
          </table:table-cell>
        </table:table-row>
        <table:table-row table:style-name="ro1">
          <table:table-cell table:number-columns-repeated="3"/>
          <table:table-cell office:value-type="float" office:value="4.65" calcext:value-type="float">
            <text:p>4.65</text:p>
          </table:table-cell>
          <table:table-cell office:value-type="float" office:value="0.720543" calcext:value-type="float">
            <text:p>0.720543</text:p>
          </table:table-cell>
          <table:table-cell office:value-type="float" office:value="0.725543" calcext:value-type="float">
            <text:p>0.725543</text:p>
          </table:table-cell>
          <table:table-cell office:value-type="float" office:value="-4.22399" calcext:value-type="float">
            <text:p>-4.22399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0.724719" calcext:value-type="float">
            <text:p>0.724719</text:p>
          </table:table-cell>
          <table:table-cell office:value-type="float" office:value="0.703307" calcext:value-type="float">
            <text:p>0.703307</text:p>
          </table:table-cell>
          <table:table-cell office:value-type="float" office:value="-4.2522" calcext:value-type="float">
            <text:p>-4.2522</text:p>
          </table:table-cell>
        </table:table-row>
        <table:table-row table:style-name="ro1"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0.732085" calcext:value-type="float">
            <text:p>0.732085</text:p>
          </table:table-cell>
          <table:table-cell office:value-type="float" office:value="0.675568" calcext:value-type="float">
            <text:p>0.675568</text:p>
          </table:table-cell>
          <table:table-cell office:value-type="float" office:value="-4.28275" calcext:value-type="float">
            <text:p>-4.28275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0.738789" calcext:value-type="float">
            <text:p>0.738789</text:p>
          </table:table-cell>
          <table:table-cell office:value-type="float" office:value="0.686471" calcext:value-type="float">
            <text:p>0.686471</text:p>
          </table:table-cell>
          <table:table-cell office:value-type="float" office:value="-4.30903" calcext:value-type="float">
            <text:p>-4.30903</text:p>
          </table:table-cell>
        </table:table-row>
        <table:table-row table:style-name="ro1">
          <table:table-cell table:number-columns-repeated="3"/>
          <table:table-cell office:value-type="float" office:value="4.85" calcext:value-type="float">
            <text:p>4.85</text:p>
          </table:table-cell>
          <table:table-cell office:value-type="float" office:value="0.74127" calcext:value-type="float">
            <text:p>0.74127</text:p>
          </table:table-cell>
          <table:table-cell office:value-type="float" office:value="0.703545" calcext:value-type="float">
            <text:p>0.703545</text:p>
          </table:table-cell>
          <table:table-cell office:value-type="float" office:value="-4.33474" calcext:value-type="float">
            <text:p>-4.33474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0.746584" calcext:value-type="float">
            <text:p>0.746584</text:p>
          </table:table-cell>
          <table:table-cell office:value-type="float" office:value="0.710891" calcext:value-type="float">
            <text:p>0.710891</text:p>
          </table:table-cell>
          <table:table-cell office:value-type="float" office:value="-4.3596" calcext:value-type="float">
            <text:p>-4.3596</text:p>
          </table:table-cell>
        </table:table-row>
        <table:table-row table:style-name="ro1">
          <table:table-cell table:number-columns-repeated="3"/>
          <table:table-cell office:value-type="float" office:value="4.95" calcext:value-type="float">
            <text:p>4.95</text:p>
          </table:table-cell>
          <table:table-cell office:value-type="float" office:value="0.757404" calcext:value-type="float">
            <text:p>0.757404</text:p>
          </table:table-cell>
          <table:table-cell office:value-type="float" office:value="0.708469" calcext:value-type="float">
            <text:p>0.708469</text:p>
          </table:table-cell>
          <table:table-cell office:value-type="float" office:value="-4.38527" calcext:value-type="float">
            <text:p>-4.3852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64377" calcext:value-type="float">
            <text:p>0.764377</text:p>
          </table:table-cell>
          <table:table-cell office:value-type="float" office:value="0.681353" calcext:value-type="float">
            <text:p>0.681353</text:p>
          </table:table-cell>
          <table:table-cell office:value-type="float" office:value="-4.40903" calcext:value-type="float">
            <text:p>-4.40903</text:p>
          </table:table-cell>
        </table:table-row>
        <table:table-row table:style-name="ro1">
          <table:table-cell table:number-columns-repeated="3"/>
          <table:table-cell office:value-type="float" office:value="5.05" calcext:value-type="float">
            <text:p>5.05</text:p>
          </table:table-cell>
          <table:table-cell office:value-type="float" office:value="0.766436" calcext:value-type="float">
            <text:p>0.766436</text:p>
          </table:table-cell>
          <table:table-cell office:value-type="float" office:value="0.665455" calcext:value-type="float">
            <text:p>0.665455</text:p>
          </table:table-cell>
          <table:table-cell office:value-type="float" office:value="-4.43349" calcext:value-type="float">
            <text:p>-4.43349</text:p>
          </table:table-cell>
        </table:table-row>
        <table:table-row table:style-name="ro1"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0.769855" calcext:value-type="float">
            <text:p>0.769855</text:p>
          </table:table-cell>
          <table:table-cell office:value-type="float" office:value="0.680121" calcext:value-type="float">
            <text:p>0.680121</text:p>
          </table:table-cell>
          <table:table-cell office:value-type="float" office:value="-4.45729" calcext:value-type="float">
            <text:p>-4.45729</text:p>
          </table:table-cell>
        </table:table-row>
        <table:table-row table:style-name="ro1">
          <table:table-cell table:number-columns-repeated="3"/>
          <table:table-cell office:value-type="float" office:value="5.15" calcext:value-type="float">
            <text:p>5.15</text:p>
          </table:table-cell>
          <table:table-cell office:value-type="float" office:value="0.772874" calcext:value-type="float">
            <text:p>0.772874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-4.47855" calcext:value-type="float">
            <text:p>-4.47855</text:p>
          </table:table-cell>
        </table:table-row>
        <table:table-row table:style-name="ro1">
          <table:table-cell table:number-columns-repeated="3"/>
          <table:table-cell office:value-type="float" office:value="5.2" calcext:value-type="float">
            <text:p>5.2</text:p>
          </table:table-cell>
          <table:table-cell office:value-type="float" office:value="0.774363" calcext:value-type="float">
            <text:p>0.774363</text:p>
          </table:table-cell>
          <table:table-cell office:value-type="float" office:value="0.692812" calcext:value-type="float">
            <text:p>0.692812</text:p>
          </table:table-cell>
          <table:table-cell office:value-type="float" office:value="-4.50023" calcext:value-type="float">
            <text:p>-4.50023</text:p>
          </table:table-cell>
        </table:table-row>
        <table:table-row table:style-name="ro1"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0.777278" calcext:value-type="float">
            <text:p>0.777278</text:p>
          </table:table-cell>
          <table:table-cell office:value-type="float" office:value="0.693522" calcext:value-type="float">
            <text:p>0.693522</text:p>
          </table:table-cell>
          <table:table-cell office:value-type="float" office:value="-4.52135" calcext:value-type="float">
            <text:p>-4.52135</text:p>
          </table:table-cell>
        </table:table-row>
        <table:table-row table:style-name="ro1">
          <table:table-cell table:number-columns-repeated="3"/>
          <table:table-cell office:value-type="float" office:value="5.3" calcext:value-type="float">
            <text:p>5.3</text:p>
          </table:table-cell>
          <table:table-cell office:value-type="float" office:value="0.776896" calcext:value-type="float">
            <text:p>0.776896</text:p>
          </table:table-cell>
          <table:table-cell office:value-type="float" office:value="0.674787" calcext:value-type="float">
            <text:p>0.674787</text:p>
          </table:table-cell>
          <table:table-cell office:value-type="float" office:value="-4.54204" calcext:value-type="float">
            <text:p>-4.54204</text:p>
          </table:table-cell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office:value-type="float" office:value="0.769197" calcext:value-type="float">
            <text:p>0.769197</text:p>
          </table:table-cell>
          <table:table-cell office:value-type="float" office:value="0.652734" calcext:value-type="float">
            <text:p>0.652734</text:p>
          </table:table-cell>
          <table:table-cell office:value-type="float" office:value="-4.56352" calcext:value-type="float">
            <text:p>-4.56352</text:p>
          </table:table-cell>
        </table:table-row>
        <table:table-row table:style-name="ro1">
          <table:table-cell table:number-columns-repeated="3"/>
          <table:table-cell office:value-type="float" office:value="5.4" calcext:value-type="float">
            <text:p>5.4</text:p>
          </table:table-cell>
          <table:table-cell office:value-type="float" office:value="0.75975" calcext:value-type="float">
            <text:p>0.75975</text:p>
          </table:table-cell>
          <table:table-cell office:value-type="float" office:value="0.664333" calcext:value-type="float">
            <text:p>0.664333</text:p>
          </table:table-cell>
          <table:table-cell office:value-type="float" office:value="-4.58347" calcext:value-type="float">
            <text:p>-4.58347</text:p>
          </table:table-cell>
        </table:table-row>
        <table:table-row table:style-name="ro1">
          <table:table-cell table:number-columns-repeated="3"/>
          <table:table-cell office:value-type="float" office:value="5.45" calcext:value-type="float">
            <text:p>5.45</text:p>
          </table:table-cell>
          <table:table-cell office:value-type="float" office:value="0.753459" calcext:value-type="float">
            <text:p>0.753459</text:p>
          </table:table-cell>
          <table:table-cell office:value-type="float" office:value="0.687112" calcext:value-type="float">
            <text:p>0.687112</text:p>
          </table:table-cell>
          <table:table-cell office:value-type="float" office:value="-4.60337" calcext:value-type="float">
            <text:p>-4.60337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0.747796" calcext:value-type="float">
            <text:p>0.747796</text:p>
          </table:table-cell>
          <table:table-cell office:value-type="float" office:value="0.685252" calcext:value-type="float">
            <text:p>0.685252</text:p>
          </table:table-cell>
          <table:table-cell office:value-type="float" office:value="-4.62398" calcext:value-type="float">
            <text:p>-4.62398</text:p>
          </table:table-cell>
        </table:table-row>
        <table:table-row table:style-name="ro1">
          <table:table-cell table:number-columns-repeated="3"/>
          <table:table-cell office:value-type="float" office:value="5.55" calcext:value-type="float">
            <text:p>5.55</text:p>
          </table:table-cell>
          <table:table-cell office:value-type="float" office:value="0.736613" calcext:value-type="float">
            <text:p>0.736613</text:p>
          </table:table-cell>
          <table:table-cell office:value-type="float" office:value="0.674303" calcext:value-type="float">
            <text:p>0.674303</text:p>
          </table:table-cell>
          <table:table-cell office:value-type="float" office:value="-4.64438" calcext:value-type="float">
            <text:p>-4.64438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0.722033" calcext:value-type="float">
            <text:p>0.722033</text:p>
          </table:table-cell>
          <table:table-cell office:value-type="float" office:value="0.660762" calcext:value-type="float">
            <text:p>0.660762</text:p>
          </table:table-cell>
          <table:table-cell office:value-type="float" office:value="-4.66193" calcext:value-type="float">
            <text:p>-4.66193</text:p>
          </table:table-cell>
        </table:table-row>
        <table:table-row table:style-name="ro1">
          <table:table-cell table:number-columns-repeated="3"/>
          <table:table-cell office:value-type="float" office:value="5.65" calcext:value-type="float">
            <text:p>5.65</text:p>
          </table:table-cell>
          <table:table-cell office:value-type="float" office:value="0.711953" calcext:value-type="float">
            <text:p>0.711953</text:p>
          </table:table-cell>
          <table:table-cell office:value-type="float" office:value="0.646211" calcext:value-type="float">
            <text:p>0.646211</text:p>
          </table:table-cell>
          <table:table-cell office:value-type="float" office:value="-4.68014" calcext:value-type="float">
            <text:p>-4.68014</text:p>
          </table:table-cell>
        </table:table-row>
        <table:table-row table:style-name="ro1">
          <table:table-cell table:number-columns-repeated="3"/>
          <table:table-cell office:value-type="float" office:value="5.7" calcext:value-type="float">
            <text:p>5.7</text:p>
          </table:table-cell>
          <table:table-cell office:value-type="float" office:value="0.700856" calcext:value-type="float">
            <text:p>0.700856</text:p>
          </table:table-cell>
          <table:table-cell office:value-type="float" office:value="0.657557" calcext:value-type="float">
            <text:p>0.657557</text:p>
          </table:table-cell>
          <table:table-cell office:value-type="float" office:value="-4.69674" calcext:value-type="float">
            <text:p>-4.69674</text:p>
          </table:table-cell>
        </table:table-row>
        <table:table-row table:style-name="ro1"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0.681075" calcext:value-type="float">
            <text:p>0.681075</text:p>
          </table:table-cell>
          <table:table-cell office:value-type="float" office:value="0.680184" calcext:value-type="float">
            <text:p>0.680184</text:p>
          </table:table-cell>
          <table:table-cell office:value-type="float" office:value="-4.71274" calcext:value-type="float">
            <text:p>-4.71274</text:p>
          </table:table-cell>
        </table:table-row>
        <table:table-row table:style-name="ro1">
          <table:table-cell table:number-columns-repeated="3"/>
          <table:table-cell office:value-type="float" office:value="5.8" calcext:value-type="float">
            <text:p>5.8</text:p>
          </table:table-cell>
          <table:table-cell office:value-type="float" office:value="0.66393" calcext:value-type="float">
            <text:p>0.66393</text:p>
          </table:table-cell>
          <table:table-cell office:value-type="float" office:value="0.677733" calcext:value-type="float">
            <text:p>0.677733</text:p>
          </table:table-cell>
          <table:table-cell office:value-type="float" office:value="-4.73178" calcext:value-type="float">
            <text:p>-4.73178</text:p>
          </table:table-cell>
        </table:table-row>
        <table:table-row table:style-name="ro1">
          <table:table-cell table:number-columns-repeated="3"/>
          <table:table-cell office:value-type="float" office:value="5.85" calcext:value-type="float">
            <text:p>5.85</text:p>
          </table:table-cell>
          <table:table-cell office:value-type="float" office:value="0.655067" calcext:value-type="float">
            <text:p>0.655067</text:p>
          </table:table-cell>
          <table:table-cell office:value-type="float" office:value="0.657698" calcext:value-type="float">
            <text:p>0.657698</text:p>
          </table:table-cell>
          <table:table-cell office:value-type="float" office:value="-4.74957" calcext:value-type="float">
            <text:p>-4.74957</text:p>
          </table:table-cell>
        </table:table-row>
        <table:table-row table:style-name="ro1"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0.644753" calcext:value-type="float">
            <text:p>0.644753</text:p>
          </table:table-cell>
          <table:table-cell office:value-type="float" office:value="0.645832" calcext:value-type="float">
            <text:p>0.645832</text:p>
          </table:table-cell>
          <table:table-cell office:value-type="float" office:value="-4.76467" calcext:value-type="float">
            <text:p>-4.76467</text:p>
          </table:table-cell>
        </table:table-row>
        <table:table-row table:style-name="ro1">
          <table:table-cell table:number-columns-repeated="3"/>
          <table:table-cell office:value-type="float" office:value="5.95" calcext:value-type="float">
            <text:p>5.95</text:p>
          </table:table-cell>
          <table:table-cell office:value-type="float" office:value="0.632793" calcext:value-type="float">
            <text:p>0.632793</text:p>
          </table:table-cell>
          <table:table-cell office:value-type="float" office:value="0.648057" calcext:value-type="float">
            <text:p>0.648057</text:p>
          </table:table-cell>
          <table:table-cell office:value-type="float" office:value="-4.78031" calcext:value-type="float">
            <text:p>-4.7803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21604" calcext:value-type="float">
            <text:p>0.621604</text:p>
          </table:table-cell>
          <table:table-cell office:value-type="float" office:value="0.653193" calcext:value-type="float">
            <text:p>0.653193</text:p>
          </table:table-cell>
          <table:table-cell office:value-type="float" office:value="-4.79538" calcext:value-type="float">
            <text:p>-4.79538</text:p>
          </table:table-cell>
        </table:table-row>
        <table:table-row table:style-name="ro1">
          <table:table-cell table:number-columns-repeated="3"/>
          <table:table-cell office:value-type="float" office:value="6.05" calcext:value-type="float">
            <text:p>6.05</text:p>
          </table:table-cell>
          <table:table-cell office:value-type="float" office:value="0.607909" calcext:value-type="float">
            <text:p>0.607909</text:p>
          </table:table-cell>
          <table:table-cell office:value-type="float" office:value="0.663507" calcext:value-type="float">
            <text:p>0.663507</text:p>
          </table:table-cell>
          <table:table-cell office:value-type="float" office:value="-4.81203" calcext:value-type="float">
            <text:p>-4.81203</text:p>
          </table:table-cell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office:value-type="float" office:value="0.597738" calcext:value-type="float">
            <text:p>0.597738</text:p>
          </table:table-cell>
          <table:table-cell office:value-type="float" office:value="0.669648" calcext:value-type="float">
            <text:p>0.669648</text:p>
          </table:table-cell>
          <table:table-cell office:value-type="float" office:value="-4.82795" calcext:value-type="float">
            <text:p>-4.82795</text:p>
          </table:table-cell>
        </table:table-row>
        <table:table-row table:style-name="ro1">
          <table:table-cell table:number-columns-repeated="3"/>
          <table:table-cell office:value-type="float" office:value="6.15" calcext:value-type="float">
            <text:p>6.15</text:p>
          </table:table-cell>
          <table:table-cell office:value-type="float" office:value="0.595614" calcext:value-type="float">
            <text:p>0.595614</text:p>
          </table:table-cell>
          <table:table-cell office:value-type="float" office:value="0.649153" calcext:value-type="float">
            <text:p>0.649153</text:p>
          </table:table-cell>
          <table:table-cell office:value-type="float" office:value="-4.84236" calcext:value-type="float">
            <text:p>-4.84236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.2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0.634384" calcext:value-type="float">
            <text:p>0.634384</text:p>
          </table:table-cell>
          <table:table-cell office:value-type="float" office:value="-4.8565" calcext:value-type="float">
            <text:p>-4.8565</text:p>
          </table:table-cell>
        </table:table-row>
        <table:table-row table:style-name="ro1"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0.59378" calcext:value-type="float">
            <text:p>0.59378</text:p>
          </table:table-cell>
          <table:table-cell office:value-type="float" office:value="0.646051" calcext:value-type="float">
            <text:p>0.646051</text:p>
          </table:table-cell>
          <table:table-cell office:value-type="float" office:value="-4.87359" calcext:value-type="float">
            <text:p>-4.87359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.3</text:p>
          </table:table-cell>
          <table:table-cell office:value-type="float" office:value="0.592681" calcext:value-type="float">
            <text:p>0.592681</text:p>
          </table:table-cell>
          <table:table-cell office:value-type="float" office:value="0.650895" calcext:value-type="float">
            <text:p>0.650895</text:p>
          </table:table-cell>
          <table:table-cell office:value-type="float" office:value="-4.8914" calcext:value-type="float">
            <text:p>-4.8914</text:p>
          </table:table-cell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office:value-type="float" office:value="0.589934" calcext:value-type="float">
            <text:p>0.589934</text:p>
          </table:table-cell>
          <table:table-cell office:value-type="float" office:value="0.650848" calcext:value-type="float">
            <text:p>0.650848</text:p>
          </table:table-cell>
          <table:table-cell office:value-type="float" office:value="-4.9045" calcext:value-type="float">
            <text:p>-4.9045</text:p>
          </table:table-cell>
        </table:table-row>
        <table:table-row table:style-name="ro1">
          <table:table-cell table:number-columns-repeated="3"/>
          <table:table-cell office:value-type="float" office:value="6.4" calcext:value-type="float">
            <text:p>6.4</text:p>
          </table:table-cell>
          <table:table-cell office:value-type="float" office:value="0.590223" calcext:value-type="float">
            <text:p>0.590223</text:p>
          </table:table-cell>
          <table:table-cell office:value-type="float" office:value="0.654345" calcext:value-type="float">
            <text:p>0.654345</text:p>
          </table:table-cell>
          <table:table-cell office:value-type="float" office:value="-4.91661" calcext:value-type="float">
            <text:p>-4.91661</text:p>
          </table:table-cell>
        </table:table-row>
        <table:table-row table:style-name="ro1">
          <table:table-cell table:number-columns-repeated="3"/>
          <table:table-cell office:value-type="float" office:value="6.45" calcext:value-type="float">
            <text:p>6.45</text:p>
          </table:table-cell>
          <table:table-cell office:value-type="float" office:value="0.597975" calcext:value-type="float">
            <text:p>0.597975</text:p>
          </table:table-cell>
          <table:table-cell office:value-type="float" office:value="0.645388" calcext:value-type="float">
            <text:p>0.645388</text:p>
          </table:table-cell>
          <table:table-cell office:value-type="float" office:value="-4.93051" calcext:value-type="float">
            <text:p>-4.93051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0.606382" calcext:value-type="float">
            <text:p>0.606382</text:p>
          </table:table-cell>
          <table:table-cell office:value-type="float" office:value="0.635781" calcext:value-type="float">
            <text:p>0.635781</text:p>
          </table:table-cell>
          <table:table-cell office:value-type="float" office:value="-4.94295" calcext:value-type="float">
            <text:p>-4.94295</text:p>
          </table:table-cell>
        </table:table-row>
        <table:table-row table:style-name="ro1">
          <table:table-cell table:number-columns-repeated="3"/>
          <table:table-cell office:value-type="float" office:value="6.55" calcext:value-type="float">
            <text:p>6.55</text:p>
          </table:table-cell>
          <table:table-cell office:value-type="float" office:value="0.610075" calcext:value-type="float">
            <text:p>0.610075</text:p>
          </table:table-cell>
          <table:table-cell office:value-type="float" office:value="0.633194" calcext:value-type="float">
            <text:p>0.633194</text:p>
          </table:table-cell>
          <table:table-cell office:value-type="float" office:value="-4.95631" calcext:value-type="float">
            <text:p>-4.95631</text:p>
          </table:table-cell>
        </table:table-row>
        <table:table-row table:style-name="ro1">
          <table:table-cell table:number-columns-repeated="3"/>
          <table:table-cell office:value-type="float" office:value="6.6" calcext:value-type="float">
            <text:p>6.6</text:p>
          </table:table-cell>
          <table:table-cell office:value-type="float" office:value="0.61081" calcext:value-type="float">
            <text:p>0.61081</text:p>
          </table:table-cell>
          <table:table-cell office:value-type="float" office:value="0.635823" calcext:value-type="float">
            <text:p>0.635823</text:p>
          </table:table-cell>
          <table:table-cell office:value-type="float" office:value="-4.97463" calcext:value-type="float">
            <text:p>-4.97463</text:p>
          </table:table-cell>
        </table:table-row>
        <table:table-row table:style-name="ro1">
          <table:table-cell table:number-columns-repeated="3"/>
          <table:table-cell office:value-type="float" office:value="6.65" calcext:value-type="float">
            <text:p>6.65</text:p>
          </table:table-cell>
          <table:table-cell office:value-type="float" office:value="0.611919" calcext:value-type="float">
            <text:p>0.611919</text:p>
          </table:table-cell>
          <table:table-cell office:value-type="float" office:value="0.653328" calcext:value-type="float">
            <text:p>0.653328</text:p>
          </table:table-cell>
          <table:table-cell office:value-type="float" office:value="-4.99598" calcext:value-type="float">
            <text:p>-4.99598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.7</text:p>
          </table:table-cell>
          <table:table-cell office:value-type="float" office:value="0.618643" calcext:value-type="float">
            <text:p>0.618643</text:p>
          </table:table-cell>
          <table:table-cell office:value-type="float" office:value="0.654819" calcext:value-type="float">
            <text:p>0.654819</text:p>
          </table:table-cell>
          <table:table-cell office:value-type="float" office:value="-5.00874" calcext:value-type="float">
            <text:p>-5.00874</text:p>
          </table:table-cell>
        </table:table-row>
        <table:table-row table:style-name="ro1"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0.628958" calcext:value-type="float">
            <text:p>0.628958</text:p>
          </table:table-cell>
          <table:table-cell office:value-type="float" office:value="0.626161" calcext:value-type="float">
            <text:p>0.626161</text:p>
          </table:table-cell>
          <table:table-cell office:value-type="float" office:value="-5.02441" calcext:value-type="float">
            <text:p>-5.02441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office:value-type="float" office:value="0.632128" calcext:value-type="float">
            <text:p>0.632128</text:p>
          </table:table-cell>
          <table:table-cell office:value-type="float" office:value="0.616285" calcext:value-type="float">
            <text:p>0.616285</text:p>
          </table:table-cell>
          <table:table-cell office:value-type="float" office:value="-5.04111" calcext:value-type="float">
            <text:p>-5.04111</text:p>
          </table:table-cell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 office:value-type="float" office:value="0.627529" calcext:value-type="float">
            <text:p>0.627529</text:p>
          </table:table-cell>
          <table:table-cell office:value-type="float" office:value="0.630958" calcext:value-type="float">
            <text:p>0.630958</text:p>
          </table:table-cell>
          <table:table-cell office:value-type="float" office:value="-5.05057" calcext:value-type="float">
            <text:p>-5.05057</text:p>
          </table:table-cell>
        </table:table-row>
        <table:table-row table:style-name="ro1">
          <table:table-cell table:number-columns-repeated="3"/>
          <table:table-cell office:value-type="float" office:value="6.9" calcext:value-type="float">
            <text:p>6.9</text:p>
          </table:table-cell>
          <table:table-cell office:value-type="float" office:value="0.62573" calcext:value-type="float">
            <text:p>0.62573</text:p>
          </table:table-cell>
          <table:table-cell office:value-type="float" office:value="0.642755" calcext:value-type="float">
            <text:p>0.642755</text:p>
          </table:table-cell>
          <table:table-cell office:value-type="float" office:value="-5.07712" calcext:value-type="float">
            <text:p>-5.07712</text:p>
          </table:table-cell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office:value-type="float" office:value="0.630325" calcext:value-type="float">
            <text:p>0.630325</text:p>
          </table:table-cell>
          <table:table-cell office:value-type="float" office:value="0.647833" calcext:value-type="float">
            <text:p>0.647833</text:p>
          </table:table-cell>
          <table:table-cell office:value-type="float" office:value="-5.09024" calcext:value-type="float">
            <text:p>-5.0902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635461" calcext:value-type="float">
            <text:p>0.635461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-5.11024" calcext:value-type="float">
            <text:p>-5.11024</text:p>
          </table:table-cell>
        </table:table-row>
        <table:table-row table:style-name="ro1">
          <table:table-cell table:number-columns-repeated="3"/>
          <table:table-cell office:value-type="float" office:value="7.05" calcext:value-type="float">
            <text:p>7.05</text:p>
          </table:table-cell>
          <table:table-cell office:value-type="float" office:value="0.635844" calcext:value-type="float">
            <text:p>0.635844</text:p>
          </table:table-cell>
          <table:table-cell office:value-type="float" office:value="0.609308" calcext:value-type="float">
            <text:p>0.609308</text:p>
          </table:table-cell>
          <table:table-cell office:value-type="float" office:value="-5.11988" calcext:value-type="float">
            <text:p>-5.11988</text:p>
          </table:table-cell>
        </table:table-row>
        <table:table-row table:style-name="ro1">
          <table:table-cell table:number-columns-repeated="3"/>
          <table:table-cell office:value-type="float" office:value="7.1" calcext:value-type="float">
            <text:p>7.1</text:p>
          </table:table-cell>
          <table:table-cell office:value-type="float" office:value="0.629083" calcext:value-type="float">
            <text:p>0.629083</text:p>
          </table:table-cell>
          <table:table-cell office:value-type="float" office:value="0.62063" calcext:value-type="float">
            <text:p>0.62063</text:p>
          </table:table-cell>
          <table:table-cell office:value-type="float" office:value="-5.13114" calcext:value-type="float">
            <text:p>-5.13114</text:p>
          </table:table-cell>
        </table:table-row>
        <table:table-row table:style-name="ro1">
          <table:table-cell table:number-columns-repeated="3"/>
          <table:table-cell office:value-type="float" office:value="7.15" calcext:value-type="float">
            <text:p>7.15</text:p>
          </table:table-cell>
          <table:table-cell office:value-type="float" office:value="0.622317" calcext:value-type="float">
            <text:p>0.622317</text:p>
          </table:table-cell>
          <table:table-cell office:value-type="float" office:value="0.632986" calcext:value-type="float">
            <text:p>0.632986</text:p>
          </table:table-cell>
          <table:table-cell office:value-type="float" office:value="-5.13916" calcext:value-type="float">
            <text:p>-5.13916</text:p>
          </table:table-cell>
        </table:table-row>
        <table:table-row table:style-name="ro1"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0.622068" calcext:value-type="float">
            <text:p>0.622068</text:p>
          </table:table-cell>
          <table:table-cell office:value-type="float" office:value="0.634099" calcext:value-type="float">
            <text:p>0.634099</text:p>
          </table:table-cell>
          <table:table-cell office:value-type="float" office:value="-5.14908" calcext:value-type="float">
            <text:p>-5.14908</text:p>
          </table:table-cell>
        </table:table-row>
        <table:table-row table:style-name="ro1"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0.62494" calcext:value-type="float">
            <text:p>0.62494</text:p>
          </table:table-cell>
          <table:table-cell office:value-type="float" office:value="0.634644" calcext:value-type="float">
            <text:p>0.634644</text:p>
          </table:table-cell>
          <table:table-cell office:value-type="float" office:value="-5.15811" calcext:value-type="float">
            <text:p>-5.15811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.3</text:p>
          </table:table-cell>
          <table:table-cell office:value-type="float" office:value="0.625498" calcext:value-type="float">
            <text:p>0.625498</text:p>
          </table:table-cell>
          <table:table-cell office:value-type="float" office:value="0.620738" calcext:value-type="float">
            <text:p>0.620738</text:p>
          </table:table-cell>
          <table:table-cell office:value-type="float" office:value="-5.16934" calcext:value-type="float">
            <text:p>-5.16934</text:p>
          </table:table-cell>
        </table:table-row>
        <table:table-row table:style-name="ro1">
          <table:table-cell table:number-columns-repeated="3"/>
          <table:table-cell office:value-type="float" office:value="7.35" calcext:value-type="float">
            <text:p>7.35</text:p>
          </table:table-cell>
          <table:table-cell office:value-type="float" office:value="0.623667" calcext:value-type="float">
            <text:p>0.623667</text:p>
          </table:table-cell>
          <table:table-cell office:value-type="float" office:value="0.606148" calcext:value-type="float">
            <text:p>0.606148</text:p>
          </table:table-cell>
          <table:table-cell office:value-type="float" office:value="-5.17549" calcext:value-type="float">
            <text:p>-5.17549</text:p>
          </table:table-cell>
        </table:table-row>
        <table:table-row table:style-name="ro1">
          <table:table-cell table:number-columns-repeated="3"/>
          <table:table-cell office:value-type="float" office:value="7.4" calcext:value-type="float">
            <text:p>7.4</text:p>
          </table:table-cell>
          <table:table-cell office:value-type="float" office:value="0.62071" calcext:value-type="float">
            <text:p>0.62071</text:p>
          </table:table-cell>
          <table:table-cell office:value-type="float" office:value="0.615822" calcext:value-type="float">
            <text:p>0.615822</text:p>
          </table:table-cell>
          <table:table-cell office:value-type="float" office:value="-5.18297" calcext:value-type="float">
            <text:p>-5.18297</text:p>
          </table:table-cell>
        </table:table-row>
        <table:table-row table:style-name="ro1">
          <table:table-cell table:number-columns-repeated="3"/>
          <table:table-cell office:value-type="float" office:value="7.45" calcext:value-type="float">
            <text:p>7.45</text:p>
          </table:table-cell>
          <table:table-cell office:value-type="float" office:value="0.618341" calcext:value-type="float">
            <text:p>0.618341</text:p>
          </table:table-cell>
          <table:table-cell office:value-type="float" office:value="0.635515" calcext:value-type="float">
            <text:p>0.635515</text:p>
          </table:table-cell>
          <table:table-cell office:value-type="float" office:value="-5.1888" calcext:value-type="float">
            <text:p>-5.1888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0.621892" calcext:value-type="float">
            <text:p>0.621892</text:p>
          </table:table-cell>
          <table:table-cell office:value-type="float" office:value="0.637645" calcext:value-type="float">
            <text:p>0.637645</text:p>
          </table:table-cell>
          <table:table-cell office:value-type="float" office:value="-5.19306" calcext:value-type="float">
            <text:p>-5.19306</text:p>
          </table:table-cell>
        </table:table-row>
        <table:table-row table:style-name="ro1">
          <table:table-cell table:number-columns-repeated="3"/>
          <table:table-cell office:value-type="float" office:value="7.55" calcext:value-type="float">
            <text:p>7.55</text:p>
          </table:table-cell>
          <table:table-cell office:value-type="float" office:value="0.633468" calcext:value-type="float">
            <text:p>0.633468</text:p>
          </table:table-cell>
          <table:table-cell office:value-type="float" office:value="0.622764" calcext:value-type="float">
            <text:p>0.622764</text:p>
          </table:table-cell>
          <table:table-cell office:value-type="float" office:value="-5.19711" calcext:value-type="float">
            <text:p>-5.19711</text:p>
          </table:table-cell>
        </table:table-row>
        <table:table-row table:style-name="ro1">
          <table:table-cell table:number-columns-repeated="3"/>
          <table:table-cell office:value-type="float" office:value="7.6" calcext:value-type="float">
            <text:p>7.6</text:p>
          </table:table-cell>
          <table:table-cell office:value-type="float" office:value="0.644859" calcext:value-type="float">
            <text:p>0.644859</text:p>
          </table:table-cell>
          <table:table-cell office:value-type="float" office:value="0.606129" calcext:value-type="float">
            <text:p>0.606129</text:p>
          </table:table-cell>
          <table:table-cell office:value-type="float" office:value="-5.20613" calcext:value-type="float">
            <text:p>-5.20613</text:p>
          </table:table-cell>
        </table:table-row>
        <table:table-row table:style-name="ro1">
          <table:table-cell table:number-columns-repeated="3"/>
          <table:table-cell office:value-type="float" office:value="7.65" calcext:value-type="float">
            <text:p>7.65</text:p>
          </table:table-cell>
          <table:table-cell office:value-type="float" office:value="0.649025" calcext:value-type="float">
            <text:p>0.649025</text:p>
          </table:table-cell>
          <table:table-cell office:value-type="float" office:value="0.607979" calcext:value-type="float">
            <text:p>0.607979</text:p>
          </table:table-cell>
          <table:table-cell office:value-type="float" office:value="-5.20956" calcext:value-type="float">
            <text:p>-5.20956</text:p>
          </table:table-cell>
        </table:table-row>
        <table:table-row table:style-name="ro1">
          <table:table-cell table:number-columns-repeated="3"/>
          <table:table-cell office:value-type="float" office:value="7.7" calcext:value-type="float">
            <text:p>7.7</text:p>
          </table:table-cell>
          <table:table-cell office:value-type="float" office:value="0.65069" calcext:value-type="float">
            <text:p>0.65069</text:p>
          </table:table-cell>
          <table:table-cell office:value-type="float" office:value="0.629148" calcext:value-type="float">
            <text:p>0.629148</text:p>
          </table:table-cell>
          <table:table-cell office:value-type="float" office:value="-5.21559" calcext:value-type="float">
            <text:p>-5.21559</text:p>
          </table:table-cell>
        </table:table-row>
        <table:table-row table:style-name="ro1"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0.659034" calcext:value-type="float">
            <text:p>0.659034</text:p>
          </table:table-cell>
          <table:table-cell office:value-type="float" office:value="0.638919" calcext:value-type="float">
            <text:p>0.638919</text:p>
          </table:table-cell>
          <table:table-cell office:value-type="float" office:value="-5.21928" calcext:value-type="float">
            <text:p>-5.21928</text:p>
          </table:table-cell>
        </table:table-row>
        <table:table-row table:style-name="ro1">
          <table:table-cell table:number-columns-repeated="3"/>
          <table:table-cell office:value-type="float" office:value="7.8" calcext:value-type="float">
            <text:p>7.8</text:p>
          </table:table-cell>
          <table:table-cell office:value-type="float" office:value="0.676939" calcext:value-type="float">
            <text:p>0.676939</text:p>
          </table:table-cell>
          <table:table-cell office:value-type="float" office:value="0.624172" calcext:value-type="float">
            <text:p>0.624172</text:p>
          </table:table-cell>
          <table:table-cell office:value-type="float" office:value="-5.22422" calcext:value-type="float">
            <text:p>-5.22422</text:p>
          </table:table-cell>
        </table:table-row>
        <table:table-row table:style-name="ro1">
          <table:table-cell table:number-columns-repeated="3"/>
          <table:table-cell office:value-type="float" office:value="7.85" calcext:value-type="float">
            <text:p>7.85</text:p>
          </table:table-cell>
          <table:table-cell office:value-type="float" office:value="0.697859" calcext:value-type="float">
            <text:p>0.697859</text:p>
          </table:table-cell>
          <table:table-cell office:value-type="float" office:value="0.610252" calcext:value-type="float">
            <text:p>0.610252</text:p>
          </table:table-cell>
          <table:table-cell office:value-type="float" office:value="-5.23254" calcext:value-type="float">
            <text:p>-5.23254</text:p>
          </table:table-cell>
        </table:table-row>
        <table:table-row table:style-name="ro1">
          <table:table-cell table:number-columns-repeated="3"/>
          <table:table-cell office:value-type="float" office:value="7.9" calcext:value-type="float">
            <text:p>7.9</text:p>
          </table:table-cell>
          <table:table-cell office:value-type="float" office:value="0.711781" calcext:value-type="float">
            <text:p>0.711781</text:p>
          </table:table-cell>
          <table:table-cell office:value-type="float" office:value="0.60604" calcext:value-type="float">
            <text:p>0.60604</text:p>
          </table:table-cell>
          <table:table-cell office:value-type="float" office:value="-5.23728" calcext:value-type="float">
            <text:p>-5.23728</text:p>
          </table:table-cell>
        </table:table-row>
        <table:table-row table:style-name="ro1">
          <table:table-cell table:number-columns-repeated="3"/>
          <table:table-cell office:value-type="float" office:value="7.95" calcext:value-type="float">
            <text:p>7.95</text:p>
          </table:table-cell>
          <table:table-cell office:value-type="float" office:value="0.716964" calcext:value-type="float">
            <text:p>0.716964</text:p>
          </table:table-cell>
          <table:table-cell office:value-type="float" office:value="0.614946" calcext:value-type="float">
            <text:p>0.614946</text:p>
          </table:table-cell>
          <table:table-cell office:value-type="float" office:value="-5.24025" calcext:value-type="float">
            <text:p>-5.2402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24467" calcext:value-type="float">
            <text:p>0.724467</text:p>
          </table:table-cell>
          <table:table-cell office:value-type="float" office:value="0.636158" calcext:value-type="float">
            <text:p>0.636158</text:p>
          </table:table-cell>
          <table:table-cell office:value-type="float" office:value="-5.24331" calcext:value-type="float">
            <text:p>-5.24331</text:p>
          </table:table-cell>
        </table:table-row>
        <table:table-row table:style-name="ro1">
          <table:table-cell table:number-columns-repeated="3"/>
          <table:table-cell office:value-type="float" office:value="8.05" calcext:value-type="float">
            <text:p>8.05</text:p>
          </table:table-cell>
          <table:table-cell office:value-type="float" office:value="0.744125" calcext:value-type="float">
            <text:p>0.744125</text:p>
          </table:table-cell>
          <table:table-cell office:value-type="float" office:value="0.635622" calcext:value-type="float">
            <text:p>0.635622</text:p>
          </table:table-cell>
          <table:table-cell office:value-type="float" office:value="-5.24722" calcext:value-type="float">
            <text:p>-5.24722</text:p>
          </table:table-cell>
        </table:table-row>
        <table:table-row table:style-name="ro1">
          <table:table-cell table:number-columns-repeated="3"/>
          <table:table-cell office:value-type="float" office:value="8.1" calcext:value-type="float">
            <text:p>8.1</text:p>
          </table:table-cell>
          <table:table-cell office:value-type="float" office:value="0.769627" calcext:value-type="float">
            <text:p>0.769627</text:p>
          </table:table-cell>
          <table:table-cell office:value-type="float" office:value="0.609935" calcext:value-type="float">
            <text:p>0.609935</text:p>
          </table:table-cell>
          <table:table-cell office:value-type="float" office:value="-5.25239" calcext:value-type="float">
            <text:p>-5.25239</text:p>
          </table:table-cell>
        </table:table-row>
        <table:table-row table:style-name="ro1">
          <table:table-cell table:number-columns-repeated="3"/>
          <table:table-cell office:value-type="float" office:value="8.15" calcext:value-type="float">
            <text:p>8.15</text:p>
          </table:table-cell>
          <table:table-cell office:value-type="float" office:value="0.788626" calcext:value-type="float">
            <text:p>0.788626</text:p>
          </table:table-cell>
          <table:table-cell office:value-type="float" office:value="0.598475" calcext:value-type="float">
            <text:p>0.598475</text:p>
          </table:table-cell>
          <table:table-cell office:value-type="float" office:value="-5.25631" calcext:value-type="float">
            <text:p>-5.25631</text:p>
          </table:table-cell>
        </table:table-row>
        <table:table-row table:style-name="ro1">
          <table:table-cell table:number-columns-repeated="3"/>
          <table:table-cell office:value-type="float" office:value="8.2" calcext:value-type="float">
            <text:p>8.2</text:p>
          </table:table-cell>
          <table:table-cell office:value-type="float" office:value="0.798343" calcext:value-type="float">
            <text:p>0.798343</text:p>
          </table:table-cell>
          <table:table-cell office:value-type="float" office:value="0.612284" calcext:value-type="float">
            <text:p>0.612284</text:p>
          </table:table-cell>
          <table:table-cell office:value-type="float" office:value="-5.25909" calcext:value-type="float">
            <text:p>-5.25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 style:data-style-name="N2" text:time-value="13:10:01.54871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22:07:39.490871768</meta:creation-date>
    <dc:date>2020-08-25T13:29:19.828296019</dc:date>
    <meta:editing-duration>PT23M16S</meta:editing-duration>
    <meta:editing-cycles>9</meta:editing-cycles>
    <meta:generator>LibreOffice/5.1.6.2$Linux_X86_64 LibreOffice_project/10m0$Build-2</meta:generator>
    <meta:document-statistic meta:table-count="2" meta:cell-count="1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20)</text:p>
        </chart:title>
        <chart:legend svg:x="13.224cm" svg:y="1.575cm" style:legend-expansion="custom" chartooo:width="1.769cm" chartooo:height="2.092cm" style:legend-expansion-aspect-ratio="0.845602294455067" chart:style-name="ch3"/>
        <chart:plot-area chart:style-name="ch4" table:cell-range-address="Pierwsze_podejscie.D9:Pierwsze_podejscie.E23 Pierwsze_podejscie.D7:Pierwsze_podejscie.D7 Pierwsze_podejscie.G7:Pierwsze_podejscie.G7 Pierwsze_podejscie.G9:Pierwsze_podejscie.G23 Pierwsze_podejscie.I7:Pierwsze_podejscie.I7 Pierwsze_podejscie.I9:Pierwsze_podejscie.I26 Pierwsze_podejscie.K7:Pierwsze_podejscie.K7 Pierwsze_podejscie.K9:Pierwsze_podejscie.K33" chart:data-source-has-labels="row" svg:x="0.32cm" svg:y="1.275cm" svg:width="15.36cm" svg:height="6.564cm">
          <chartooo:coordinate-region svg:x="0.862cm" svg:y="1.391cm" svg:width="14.578cm" svg:height="6.166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E9:Pierwsze_podejscie.E23" chart:label-cell-address="Pierwsze_podejscie.D7:Pierwsze_podejscie.D7" chart:class="chart:scatter">
            <chart:domain table:cell-range-address="Pierwsze_podejscie.D9:Pierwsze_podejscie.D23"/>
            <chart:data-point chart:repeated="15"/>
          </chart:series>
          <chart:series chart:style-name="ch9" chart:values-cell-range-address="Pierwsze_podejscie.G9:Pierwsze_podejscie.G23" chart:label-cell-address="Pierwsze_podejscie.G7:Pierwsze_podejscie.G7" chart:class="chart:scatter">
            <chart:data-point chart:repeated="15"/>
          </chart:series>
          <chart:series chart:style-name="ch10" chart:values-cell-range-address="Pierwsze_podejscie.I9:Pierwsze_podejscie.I26" chart:label-cell-address="Pierwsze_podejscie.I7:Pierwsze_podejscie.I7" chart:class="chart:scatter">
            <chart:domain table:cell-range-address="Pierwsze_podejscie.D9:Pierwsze_podejscie.D26"/>
            <chart:data-point chart:repeated="18"/>
          </chart:series>
          <chart:series chart:style-name="ch11" chart:values-cell-range-address="Pierwsze_podejscie.K9:Pierwsze_podejscie.K33" chart:label-cell-address="Pierwsze_podejscie.K7:Pierwsze_podejscie.K7" chart:class="chart:scatter">
            <chart:domain table:cell-range-address="Pierwsze_podejscie.D9:Pierwsze_podejscie.D33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=0</text:p>
                <draw:g>
                  <svg:desc>Pierwsze_podejscie.D7:Pierwsze_podejscie.D7</svg:desc>
                </draw:g>
              </table:table-cell>
              <table:table-cell office:value-type="string">
                <text:p>U=1</text:p>
                <draw:g>
                  <svg:desc>Pierwsze_podejscie.G7:Pierwsze_podejscie.G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4</text:p>
                <draw:g>
                  <svg:desc>Pierwsze_podejscie.I7:Pierwsze_podejscie.I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8</text:p>
                <draw:g>
                  <svg:desc>Pierwsze_podejscie.K7:Pierwsze_podejscie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D9:Pierwsze_podejscie.D23</svg:desc>
                </draw:g>
              </table:table-cell>
              <table:table-cell office:value-type="float" office:value="5">
                <text:p>5</text:p>
                <draw:g>
                  <svg:desc>Pierwsze_podejscie.E9:Pierwsze_podejscie.E23</svg:desc>
                </draw:g>
              </table:table-cell>
              <table:table-cell office:value-type="float" office:value="5">
                <text:p>5</text:p>
                <draw:g>
                  <svg:desc>Pierwsze_podejscie.G9:Pierwsze_podejscie.G23</svg:desc>
                </draw:g>
              </table:table-cell>
              <table:table-cell office:value-type="float" office:value="0">
                <text:p>0</text:p>
                <draw:g>
                  <svg:desc>Pierwsze_podejscie.D9:Pierwsze_podejscie.D26</svg:desc>
                </draw:g>
              </table:table-cell>
              <table:table-cell office:value-type="float" office:value="5">
                <text:p>5</text:p>
                <draw:g>
                  <svg:desc>Pierwsze_podejscie.I9:Pierwsze_podejscie.I26</svg:desc>
                </draw:g>
              </table:table-cell>
              <table:table-cell office:value-type="float" office:value="0">
                <text:p>0</text:p>
                <draw:g>
                  <svg:desc>Pierwsze_podejscie.D9:Pierwsze_podejscie.D33</svg:desc>
                </draw:g>
              </table:table-cell>
              <table:table-cell office:value-type="float" office:value="5">
                <text:p>5</text:p>
                <draw:g>
                  <svg:desc>Pierwsze_podejscie.K9:Pierwsze_podejscie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.26882">
                <text:p>4.26882</text:p>
              </table:table-cell>
              <table:table-cell office:value-type="float" office:value="4.2712">
                <text:p>4.2712</text:p>
              </table:table-cell>
              <table:table-cell office:value-type="float" office:value="0.05">
                <text:p>0.05</text:p>
              </table:table-cell>
              <table:table-cell office:value-type="float" office:value="4.30614">
                <text:p>4.30614</text:p>
              </table:table-cell>
              <table:table-cell office:value-type="float" office:value="0.05">
                <text:p>0.05</text:p>
              </table:table-cell>
              <table:table-cell office:value-type="float" office:value="4.40894">
                <text:p>4.40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39611">
                <text:p>2.39611</text:p>
              </table:table-cell>
              <table:table-cell office:value-type="float" office:value="2.42755">
                <text:p>2.42755</text:p>
              </table:table-cell>
              <table:table-cell office:value-type="float" office:value="0.1">
                <text:p>0.1</text:p>
              </table:table-cell>
              <table:table-cell office:value-type="float" office:value="2.86197">
                <text:p>2.86197</text:p>
              </table:table-cell>
              <table:table-cell office:value-type="float" office:value="0.1">
                <text:p>0.1</text:p>
              </table:table-cell>
              <table:table-cell office:value-type="float" office:value="3.85623">
                <text:p>3.85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89729">
                <text:p>0.189729</text:p>
              </table:table-cell>
              <table:table-cell office:value-type="float" office:value="0.304426">
                <text:p>0.304426</text:p>
              </table:table-cell>
              <table:table-cell office:value-type="float" office:value="0.15">
                <text:p>0.15</text:p>
              </table:table-cell>
              <table:table-cell office:value-type="float" office:value="1.74006">
                <text:p>1.74006</text:p>
              </table:table-cell>
              <table:table-cell office:value-type="float" office:value="0.15">
                <text:p>0.15</text:p>
              </table:table-cell>
              <table:table-cell office:value-type="float" office:value="3.94192">
                <text:p>3.9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44626">
                <text:p>-1.44626</text:p>
              </table:table-cell>
              <table:table-cell office:value-type="float" office:value="-1.22566">
                <text:p>-1.22566</text:p>
              </table:table-cell>
              <table:table-cell office:value-type="float" office:value="0.2">
                <text:p>0.2</text:p>
              </table:table-cell>
              <table:table-cell office:value-type="float" office:value="1.21592">
                <text:p>1.21592</text:p>
              </table:table-cell>
              <table:table-cell office:value-type="float" office:value="0.2">
                <text:p>0.2</text:p>
              </table:table-cell>
              <table:table-cell office:value-type="float" office:value="3.65836">
                <text:p>3.6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1.93767">
                <text:p>-1.93767</text:p>
              </table:table-cell>
              <table:table-cell office:value-type="float" office:value="-1.68229">
                <text:p>-1.68229</text:p>
              </table:table-cell>
              <table:table-cell office:value-type="float" office:value="0.25">
                <text:p>0.25</text:p>
              </table:table-cell>
              <table:table-cell office:value-type="float" office:value="0.827915">
                <text:p>0.827915</text:p>
              </table:table-cell>
              <table:table-cell office:value-type="float" office:value="0.25">
                <text:p>0.25</text:p>
              </table:table-cell>
              <table:table-cell office:value-type="float" office:value="3.14118">
                <text:p>3.1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1.2898">
                <text:p>-1.2898</text:p>
              </table:table-cell>
              <table:table-cell office:value-type="float" office:value="-1.15267">
                <text:p>-1.15267</text:p>
              </table:table-cell>
              <table:table-cell office:value-type="float" office:value="0.3">
                <text:p>0.3</text:p>
              </table:table-cell>
              <table:table-cell office:value-type="float" office:value="0.270331">
                <text:p>0.270331</text:p>
              </table:table-cell>
              <table:table-cell office:value-type="float" office:value="0.3">
                <text:p>0.3</text:p>
              </table:table-cell>
              <table:table-cell office:value-type="float" office:value="2.73155">
                <text:p>2.73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0367875">
                <text:p>-0.0367875</text:p>
              </table:table-cell>
              <table:table-cell office:value-type="float" office:value="-0.154966">
                <text:p>-0.154966</text:p>
              </table:table-cell>
              <table:table-cell office:value-type="float" office:value="0.35">
                <text:p>0.35</text:p>
              </table:table-cell>
              <table:table-cell office:value-type="float" office:value="-0.274295">
                <text:p>-0.274295</text:p>
              </table:table-cell>
              <table:table-cell office:value-type="float" office:value="0.35">
                <text:p>0.35</text:p>
              </table:table-cell>
              <table:table-cell office:value-type="float" office:value="2.23215">
                <text:p>2.23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06645">
                <text:p>1.06645</text:p>
              </table:table-cell>
              <table:table-cell office:value-type="float" office:value="0.690574">
                <text:p>0.690574</text:p>
              </table:table-cell>
              <table:table-cell office:value-type="float" office:value="0.4">
                <text:p>0.4</text:p>
              </table:table-cell>
              <table:table-cell office:value-type="float" office:value="-0.559506">
                <text:p>-0.559506</text:p>
              </table:table-cell>
              <table:table-cell office:value-type="float" office:value="0.4">
                <text:p>0.4</text:p>
              </table:table-cell>
              <table:table-cell office:value-type="float" office:value="1.78873">
                <text:p>1.7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44187">
                <text:p>1.44187</text:p>
              </table:table-cell>
              <table:table-cell office:value-type="float" office:value="0.984765">
                <text:p>0.984765</text:p>
              </table:table-cell>
              <table:table-cell office:value-type="float" office:value="0.45">
                <text:p>0.45</text:p>
              </table:table-cell>
              <table:table-cell office:value-type="float" office:value="-0.611669">
                <text:p>-0.611669</text:p>
              </table:table-cell>
              <table:table-cell office:value-type="float" office:value="0.45">
                <text:p>0.45</text:p>
              </table:table-cell>
              <table:table-cell office:value-type="float" office:value="1.40636">
                <text:p>1.4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65693">
                <text:p>0.965693</text:p>
              </table:table-cell>
              <table:table-cell office:value-type="float" office:value="0.702403">
                <text:p>0.702403</text:p>
              </table:table-cell>
              <table:table-cell office:value-type="float" office:value="0.5">
                <text:p>0.5</text:p>
              </table:table-cell>
              <table:table-cell office:value-type="float" office:value="-0.583518">
                <text:p>-0.583518</text:p>
              </table:table-cell>
              <table:table-cell office:value-type="float" office:value="0.5">
                <text:p>0.5</text:p>
              </table:table-cell>
              <table:table-cell office:value-type="float" office:value="1.00017">
                <text:p>1.00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0127241">
                <text:p>-0.0127241</text:p>
              </table:table-cell>
              <table:table-cell office:value-type="float" office:value="0.121975">
                <text:p>0.121975</text:p>
              </table:table-cell>
              <table:table-cell office:value-type="float" office:value="0.55">
                <text:p>0.55</text:p>
              </table:table-cell>
              <table:table-cell office:value-type="float" office:value="-0.517427">
                <text:p>-0.517427</text:p>
              </table:table-cell>
              <table:table-cell office:value-type="float" office:value="0.55">
                <text:p>0.55</text:p>
              </table:table-cell>
              <table:table-cell office:value-type="float" office:value="0.662534">
                <text:p>0.662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900975">
                <text:p>-0.900975</text:p>
              </table:table-cell>
              <table:table-cell office:value-type="float" office:value="-0.386664">
                <text:p>-0.386664</text:p>
              </table:table-cell>
              <table:table-cell office:value-type="float" office:value="0.6">
                <text:p>0.6</text:p>
              </table:table-cell>
              <table:table-cell office:value-type="float" office:value="-0.372196">
                <text:p>-0.372196</text:p>
              </table:table-cell>
              <table:table-cell office:value-type="float" office:value="0.6">
                <text:p>0.6</text:p>
              </table:table-cell>
              <table:table-cell office:value-type="float" office:value="0.354659">
                <text:p>0.354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1.20695">
                <text:p>-1.20695</text:p>
              </table:table-cell>
              <table:table-cell office:value-type="float" office:value="-0.5774">
                <text:p>-0.5774</text:p>
              </table:table-cell>
              <table:table-cell office:value-type="float" office:value="0.65">
                <text:p>0.65</text:p>
              </table:table-cell>
              <table:table-cell office:value-type="float" office:value="-0.165567">
                <text:p>-0.165567</text:p>
              </table:table-cell>
              <table:table-cell office:value-type="float" office:value="0.65">
                <text:p>0.65</text:p>
              </table:table-cell>
              <table:table-cell office:value-type="float" office:value="0.0759525">
                <text:p>0.0759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801617">
                <text:p>-0.801617</text:p>
              </table:table-cell>
              <table:table-cell office:value-type="float" office:value="-0.429237">
                <text:p>-0.429237</text:p>
              </table:table-cell>
              <table:table-cell office:value-type="float" office:value="0.7">
                <text:p>0.7</text:p>
              </table:table-cell>
              <table:table-cell office:value-type="float" office:value="0.0202286">
                <text:p>0.0202286</text:p>
              </table:table-cell>
              <table:table-cell office:value-type="float" office:value="0.7">
                <text:p>0.7</text:p>
              </table:table-cell>
              <table:table-cell office:value-type="float" office:value="-0.131685">
                <text:p>-0.13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34482">
                <text:p>0.134482</text:p>
              </table:table-cell>
              <table:table-cell office:value-type="float" office:value="0.75">
                <text:p>0.75</text:p>
              </table:table-cell>
              <table:table-cell office:value-type="float" office:value="-0.306867">
                <text:p>-0.306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188933">
                <text:p>0.188933</text:p>
              </table:table-cell>
              <table:table-cell office:value-type="float" office:value="0.8">
                <text:p>0.8</text:p>
              </table:table-cell>
              <table:table-cell office:value-type="float" office:value="-0.434833">
                <text:p>-0.434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0789">
                <text:p>0.20789</text:p>
              </table:table-cell>
              <table:table-cell office:value-type="float" office:value="0.85">
                <text:p>0.85</text:p>
              </table:table-cell>
              <table:table-cell office:value-type="float" office:value="-0.512404">
                <text:p>-0.512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561657">
                <text:p>-0.561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0.572481">
                <text:p>-0.57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59164">
                <text:p>-0.559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529609">
                <text:p>-0.52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480303">
                <text:p>-0.480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0.421765">
                <text:p>-0.42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354573">
                <text:p>-0.354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40)</text:p>
        </chart:title>
        <chart:legend svg:x="13.169cm" svg:y="2.183cm" style:legend-expansion="custom" chartooo:width="1.769cm" chartooo:height="2.092cm" style:legend-expansion-aspect-ratio="0.845602294455067" chart:style-name="ch3"/>
        <chart:plot-area chart:style-name="ch4" table:cell-range-address="Pierwsze_podejscie.N9:Pierwsze_podejscie.O22 Pierwsze_podejscie.O7:Pierwsze_podejscie.O7 Pierwsze_podejscie.Q7:Pierwsze_podejscie.Q7 Pierwsze_podejscie.Q9:Pierwsze_podejscie.Q22 Pierwsze_podejscie.S7:Pierwsze_podejscie.S7 Pierwsze_podejscie.S9:Pierwsze_podejscie.S24 Pierwsze_podejscie.U7:Pierwsze_podejscie.U7 Pierwsze_podejscie.U9:Pierwsze_podejscie.U30" chart:data-source-has-labels="row" svg:x="0.32cm" svg:y="1.275cm" svg:width="15.36cm" svg:height="6.564cm">
          <chartooo:coordinate-region svg:x="0.862cm" svg:y="1.391cm" svg:width="14.499cm" svg:height="6.166cm"/>
          <chart:axis chart:dimension="x" chart:name="primary-x" chart:style-name="ch5">
            <chart:title svg:x="7.599cm" svg:y="8.019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O9:Pierwsze_podejscie.O22" chart:label-cell-address="Pierwsze_podejscie.O7:Pierwsze_podejscie.O7" chart:class="chart:scatter">
            <chart:domain table:cell-range-address="Pierwsze_podejscie.N9:Pierwsze_podejscie.N22"/>
            <chart:data-point chart:repeated="14"/>
          </chart:series>
          <chart:series chart:style-name="ch9" chart:values-cell-range-address="Pierwsze_podejscie.Q9:Pierwsze_podejscie.Q22" chart:label-cell-address="Pierwsze_podejscie.Q7:Pierwsze_podejscie.Q7" chart:class="chart:scatter">
            <chart:data-point chart:repeated="14"/>
          </chart:series>
          <chart:series chart:style-name="ch10" chart:values-cell-range-address="Pierwsze_podejscie.S9:Pierwsze_podejscie.S24" chart:label-cell-address="Pierwsze_podejscie.S7:Pierwsze_podejscie.S7" chart:class="chart:scatter">
            <chart:domain table:cell-range-address="Pierwsze_podejscie.N9:Pierwsze_podejscie.N24"/>
            <chart:data-point chart:repeated="16"/>
          </chart:series>
          <chart:series chart:style-name="ch11" chart:values-cell-range-address="Pierwsze_podejscie.U9:Pierwsze_podejscie.U30" chart:label-cell-address="Pierwsze_podejscie.U7:Pierwsze_podejscie.U7" chart:class="chart:scatter">
            <chart:domain table:cell-range-address="Pierwsze_podejscie.N9:Pierwsze_podejscie.N30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U=0</text:p>
                <draw:g>
                  <svg:desc>Pierwsze_podejscie.O7:Pierwsze_podejscie.O7</svg:desc>
                </draw:g>
              </table:table-cell>
              <table:table-cell office:value-type="string">
                <text:p>U=1</text:p>
                <draw:g>
                  <svg:desc>Pierwsze_podejscie.Q7:Pierwsze_podejscie.Q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4</text:p>
                <draw:g>
                  <svg:desc>Pierwsze_podejscie.S7:Pierwsze_podejscie.S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8</text:p>
                <draw:g>
                  <svg:desc>Pierwsze_podejscie.U7:Pierwsze_podejscie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N9:Pierwsze_podejscie.N22</svg:desc>
                </draw:g>
              </table:table-cell>
              <table:table-cell office:value-type="float" office:value="10">
                <text:p>10</text:p>
                <draw:g>
                  <svg:desc>Pierwsze_podejscie.O9:Pierwsze_podejscie.O22</svg:desc>
                </draw:g>
              </table:table-cell>
              <table:table-cell office:value-type="float" office:value="10">
                <text:p>10</text:p>
                <draw:g>
                  <svg:desc>Pierwsze_podejscie.Q9:Pierwsze_podejscie.Q22</svg:desc>
                </draw:g>
              </table:table-cell>
              <table:table-cell office:value-type="float" office:value="0">
                <text:p>0</text:p>
                <draw:g>
                  <svg:desc>Pierwsze_podejscie.N9:Pierwsze_podejscie.N24</svg:desc>
                </draw:g>
              </table:table-cell>
              <table:table-cell office:value-type="float" office:value="10">
                <text:p>10</text:p>
                <draw:g>
                  <svg:desc>Pierwsze_podejscie.S9:Pierwsze_podejscie.S24</svg:desc>
                </draw:g>
              </table:table-cell>
              <table:table-cell office:value-type="float" office:value="0">
                <text:p>0</text:p>
                <draw:g>
                  <svg:desc>Pierwsze_podejscie.N9:Pierwsze_podejscie.N30</svg:desc>
                </draw:g>
              </table:table-cell>
              <table:table-cell office:value-type="float" office:value="10">
                <text:p>10</text:p>
                <draw:g>
                  <svg:desc>Pierwsze_podejscie.U9:Pierwsze_podejscie.U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8.50023">
                <text:p>8.50023</text:p>
              </table:table-cell>
              <table:table-cell office:value-type="float" office:value="8.50511">
                <text:p>8.50511</text:p>
              </table:table-cell>
              <table:table-cell office:value-type="float" office:value="0.05">
                <text:p>0.05</text:p>
              </table:table-cell>
              <table:table-cell office:value-type="float" office:value="8.57673">
                <text:p>8.57673</text:p>
              </table:table-cell>
              <table:table-cell office:value-type="float" office:value="0.05">
                <text:p>0.05</text:p>
              </table:table-cell>
              <table:table-cell office:value-type="float" office:value="8.78747">
                <text:p>8.7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67069">
                <text:p>4.67069</text:p>
              </table:table-cell>
              <table:table-cell office:value-type="float" office:value="4.73489">
                <text:p>4.73489</text:p>
              </table:table-cell>
              <table:table-cell office:value-type="float" office:value="0.1">
                <text:p>0.1</text:p>
              </table:table-cell>
              <table:table-cell office:value-type="float" office:value="5.62191">
                <text:p>5.62191</text:p>
              </table:table-cell>
              <table:table-cell office:value-type="float" office:value="0.1">
                <text:p>0.1</text:p>
              </table:table-cell>
              <table:table-cell office:value-type="float" office:value="7.65273">
                <text:p>7.6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93178">
                <text:p>0.193178</text:p>
              </table:table-cell>
              <table:table-cell office:value-type="float" office:value="0.425594">
                <text:p>0.425594</text:p>
              </table:table-cell>
              <table:table-cell office:value-type="float" office:value="0.15">
                <text:p>0.15</text:p>
              </table:table-cell>
              <table:table-cell office:value-type="float" office:value="3.33565">
                <text:p>3.33565</text:p>
              </table:table-cell>
              <table:table-cell office:value-type="float" office:value="0.15">
                <text:p>0.15</text:p>
              </table:table-cell>
              <table:table-cell office:value-type="float" office:value="7.80949">
                <text:p>7.80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3.06419">
                <text:p>-3.06419</text:p>
              </table:table-cell>
              <table:table-cell office:value-type="float" office:value="-2.62316">
                <text:p>-2.62316</text:p>
              </table:table-cell>
              <table:table-cell office:value-type="float" office:value="0.2">
                <text:p>0.2</text:p>
              </table:table-cell>
              <table:table-cell office:value-type="float" office:value="2.26399">
                <text:p>2.26399</text:p>
              </table:table-cell>
              <table:table-cell office:value-type="float" office:value="0.2">
                <text:p>0.2</text:p>
              </table:table-cell>
              <table:table-cell office:value-type="float" office:value="7.21227">
                <text:p>7.2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3.94061">
                <text:p>-3.94061</text:p>
              </table:table-cell>
              <table:table-cell office:value-type="float" office:value="-3.44391">
                <text:p>-3.44391</text:p>
              </table:table-cell>
              <table:table-cell office:value-type="float" office:value="0.25">
                <text:p>0.25</text:p>
              </table:table-cell>
              <table:table-cell office:value-type="float" office:value="1.4587">
                <text:p>1.4587</text:p>
              </table:table-cell>
              <table:table-cell office:value-type="float" office:value="0.25">
                <text:p>0.25</text:p>
              </table:table-cell>
              <table:table-cell office:value-type="float" office:value="6.1655">
                <text:p>6.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.4949">
                <text:p>-2.4949</text:p>
              </table:table-cell>
              <table:table-cell office:value-type="float" office:value="-2.25596">
                <text:p>-2.25596</text:p>
              </table:table-cell>
              <table:table-cell office:value-type="float" office:value="0.3">
                <text:p>0.3</text:p>
              </table:table-cell>
              <table:table-cell office:value-type="float" office:value="0.323271">
                <text:p>0.323271</text:p>
              </table:table-cell>
              <table:table-cell office:value-type="float" office:value="0.3">
                <text:p>0.3</text:p>
              </table:table-cell>
              <table:table-cell office:value-type="float" office:value="5.32596">
                <text:p>5.32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2106">
                <text:p>0.122106</text:p>
              </table:table-cell>
              <table:table-cell office:value-type="float" office:value="-0.162487">
                <text:p>-0.162487</text:p>
              </table:table-cell>
              <table:table-cell office:value-type="float" office:value="0.35">
                <text:p>0.35</text:p>
              </table:table-cell>
              <table:table-cell office:value-type="float" office:value="-0.747051">
                <text:p>-0.747051</text:p>
              </table:table-cell>
              <table:table-cell office:value-type="float" office:value="0.35">
                <text:p>0.35</text:p>
              </table:table-cell>
              <table:table-cell office:value-type="float" office:value="4.28911">
                <text:p>4.2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.33285">
                <text:p>2.33285</text:p>
              </table:table-cell>
              <table:table-cell office:value-type="float" office:value="1.54673">
                <text:p>1.54673</text:p>
              </table:table-cell>
              <table:table-cell office:value-type="float" office:value="0.4">
                <text:p>0.4</text:p>
              </table:table-cell>
              <table:table-cell office:value-type="float" office:value="-1.26419">
                <text:p>-1.26419</text:p>
              </table:table-cell>
              <table:table-cell office:value-type="float" office:value="0.4">
                <text:p>0.4</text:p>
              </table:table-cell>
              <table:table-cell office:value-type="float" office:value="3.3799">
                <text:p>3.3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.97207">
                <text:p>2.97207</text:p>
              </table:table-cell>
              <table:table-cell office:value-type="float" office:value="2.06749">
                <text:p>2.06749</text:p>
              </table:table-cell>
              <table:table-cell office:value-type="float" office:value="0.45">
                <text:p>0.45</text:p>
              </table:table-cell>
              <table:table-cell office:value-type="float" office:value="-1.30961">
                <text:p>-1.30961</text:p>
              </table:table-cell>
              <table:table-cell office:value-type="float" office:value="0.45">
                <text:p>0.45</text:p>
              </table:table-cell>
              <table:table-cell office:value-type="float" office:value="2.59498">
                <text:p>2.59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85149">
                <text:p>1.85149</text:p>
              </table:table-cell>
              <table:table-cell office:value-type="float" office:value="1.38742">
                <text:p>1.38742</text:p>
              </table:table-cell>
              <table:table-cell office:value-type="float" office:value="0.5">
                <text:p>0.5</text:p>
              </table:table-cell>
              <table:table-cell office:value-type="float" office:value="-1.201">
                <text:p>-1.201</text:p>
              </table:table-cell>
              <table:table-cell office:value-type="float" office:value="0.5">
                <text:p>0.5</text:p>
              </table:table-cell>
              <table:table-cell office:value-type="float" office:value="1.76986">
                <text:p>1.76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234235">
                <text:p>-0.234235</text:p>
              </table:table-cell>
              <table:table-cell office:value-type="float" office:value="0.12257">
                <text:p>0.12257</text:p>
              </table:table-cell>
              <table:table-cell office:value-type="float" office:value="0.55">
                <text:p>0.55</text:p>
              </table:table-cell>
              <table:table-cell office:value-type="float" office:value="-1.01703">
                <text:p>-1.01703</text:p>
              </table:table-cell>
              <table:table-cell office:value-type="float" office:value="0.55">
                <text:p>0.55</text:p>
              </table:table-cell>
              <table:table-cell office:value-type="float" office:value="1.09711">
                <text:p>1.0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2.02258">
                <text:p>-2.02258</text:p>
              </table:table-cell>
              <table:table-cell office:value-type="float" office:value="-0.936577">
                <text:p>-0.936577</text:p>
              </table:table-cell>
              <table:table-cell office:value-type="float" office:value="0.6">
                <text:p>0.6</text:p>
              </table:table-cell>
              <table:table-cell office:value-type="float" office:value="-0.677958">
                <text:p>-0.677958</text:p>
              </table:table-cell>
              <table:table-cell office:value-type="float" office:value="0.6">
                <text:p>0.6</text:p>
              </table:table-cell>
              <table:table-cell office:value-type="float" office:value="0.486428">
                <text:p>0.486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2.51757">
                <text:p>-2.51757</text:p>
              </table:table-cell>
              <table:table-cell office:value-type="float" office:value="-1.27911">
                <text:p>-1.27911</text:p>
              </table:table-cell>
              <table:table-cell office:value-type="float" office:value="0.65">
                <text:p>0.65</text:p>
              </table:table-cell>
              <table:table-cell office:value-type="float" office:value="-0.23411">
                <text:p>-0.23411</text:p>
              </table:table-cell>
              <table:table-cell office:value-type="float" office:value="0.65">
                <text:p>0.65</text:p>
              </table:table-cell>
              <table:table-cell office:value-type="float" office:value="-0.054491">
                <text:p>-0.05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143242">
                <text:p>0.143242</text:p>
              </table:table-cell>
              <table:table-cell office:value-type="float" office:value="0.7">
                <text:p>0.7</text:p>
              </table:table-cell>
              <table:table-cell office:value-type="float" office:value="-0.443826">
                <text:p>-0.443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360048">
                <text:p>0.360048</text:p>
              </table:table-cell>
              <table:table-cell office:value-type="float" office:value="0.75">
                <text:p>0.75</text:p>
              </table:table-cell>
              <table:table-cell office:value-type="float" office:value="-0.764672">
                <text:p>-0.76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-0.981384">
                <text:p>-0.981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-1.09306">
                <text:p>-1.0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1.14706">
                <text:p>-1.14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1.12193">
                <text:p>-1.1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1.05049">
                <text:p>-1.0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951325">
                <text:p>-0.951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